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AF00000212031C65C463D7F8EB.png" manifest:media-type="image/png"/>
  <manifest:file-entry manifest:full-path="Pictures/10000CA90000A57800005D1F68040DC6D66EF144.svg" manifest:media-type="image/svg+xml"/>
  <manifest:file-entry manifest:full-path="Pictures/10000CA90000A57800005D1F0B9C9D4A96173B9F.svg" manifest:media-type="image/svg+xml"/>
  <manifest:file-entry manifest:full-path="Pictures/10000201000003AF0000021287623A41441CF3D0.png" manifest:media-type="image/png"/>
  <manifest:file-entry manifest:full-path="Pictures/10000201000003AF000002122EE45C3DB88F4E7B.png" manifest:media-type="image/png"/>
  <manifest:file-entry manifest:full-path="Pictures/10000CAA0000A57800005D1F1CDFAE3031912BD9.svg" manifest:media-type="image/svg+xml"/>
  <manifest:file-entry manifest:full-path="Pictures/10000201000003AF000002126D220807AB19FD0A.png" manifest:media-type="image/png"/>
  <manifest:file-entry manifest:full-path="Pictures/10000201000003AF000002127953225D39875881.png" manifest:media-type="image/png"/>
  <manifest:file-entry manifest:full-path="Pictures/10000CA80000A57800005D1F1D9C9C55689F84FD.svg" manifest:media-type="image/svg+xml"/>
  <manifest:file-entry manifest:full-path="Pictures/10000CA70000A57800005D1FF9D78428E4A66F0F.svg" manifest:media-type="image/svg+xml"/>
  <manifest:file-entry manifest:full-path="Pictures/10000CA60000A57800005D1F33338856E36C154F.svg" manifest:media-type="image/svg+xml"/>
  <manifest:file-entry manifest:full-path="Pictures/10000201000003AF00000212C86C1137688A08D3.png" manifest:media-type="image/png"/>
  <manifest:file-entry manifest:full-path="Pictures/10000201000003AF0000021256B51354775EE203.png" manifest:media-type="image/png"/>
  <manifest:file-entry manifest:full-path="Pictures/10000201000003AF000002122446B8E9D59ABC34.png" manifest:media-type="image/png"/>
  <manifest:file-entry manifest:full-path="Pictures/10000D300000A57800005D1FD789BA342ACCCEDE.svg" manifest:media-type="image/svg+xml"/>
  <manifest:file-entry manifest:full-path="Pictures/10000201000003AF0000021273B35264C052CFDB.png" manifest:media-type="image/png"/>
  <manifest:file-entry manifest:full-path="Pictures/10000201000003AF00000212C4A7433BC80CB02F.png" manifest:media-type="image/png"/>
  <manifest:file-entry manifest:full-path="Pictures/10000201000003AF0000021228360C4A1D97BBD7.png" manifest:media-type="image/png"/>
  <manifest:file-entry manifest:full-path="Pictures/1000020100000640000003847995A6F53CCD54A6.png" manifest:media-type="image/png"/>
  <manifest:file-entry manifest:full-path="Pictures/10000C570000A55D00005D054B8DC158C754DB70.svg" manifest:media-type="image/svg+xml"/>
  <manifest:file-entry manifest:full-path="Pictures/10000201000003AF00000212104C6D7DE080C8C3.png" manifest:media-type="image/png"/>
  <manifest:file-entry manifest:full-path="Pictures/10000BB80000A57800005D1F7AB6F898881D1D69.svg" manifest:media-type="image/svg+xml"/>
  <manifest:file-entry manifest:full-path="Pictures/10000201000003AF00000212790050DE7E49FFB4.png" manifest:media-type="image/png"/>
  <manifest:file-entry manifest:full-path="Pictures/10000BB80000A57800005D1F0DEE457571145D7F.svg" manifest:media-type="image/svg+xml"/>
  <manifest:file-entry manifest:full-path="Pictures/10000C570000A55D00005D05A1C64CCAAD068CB0.svg" manifest:media-type="image/svg+xml"/>
  <manifest:file-entry manifest:full-path="Pictures/10000201000003AF00000212AE9663BAAC374E7B.png" manifest:media-type="image/png"/>
  <manifest:file-entry manifest:full-path="Pictures/10000CA80000A57800005D1F5E7CE81C0B5F82E3.svg" manifest:media-type="image/svg+xml"/>
  <manifest:file-entry manifest:full-path="Pictures/10000C570000A55D00005D05B11829311667CC4B.svg" manifest:media-type="image/svg+xml"/>
  <manifest:file-entry manifest:full-path="Pictures/10000D300000A57800005D1FDB22537EABAAD4E1.svg" manifest:media-type="image/svg+xml"/>
  <manifest:file-entry manifest:full-path="Pictures/10000BB80000A57800005D1F21CB1CE2D9F05B89.svg" manifest:media-type="image/svg+xml"/>
  <manifest:file-entry manifest:full-path="Pictures/10000C570000A55D00005D05716D787D2B013A56.svg" manifest:media-type="image/svg+xml"/>
  <manifest:file-entry manifest:full-path="Pictures/10000D300000A57800005D1F9EE2D95815D777B9.svg" manifest:media-type="image/svg+xml"/>
  <manifest:file-entry manifest:full-path="Pictures/10000CA90000A57800005D1F5AFB2F4A9F45B439.svg" manifest:media-type="image/svg+xml"/>
  <manifest:file-entry manifest:full-path="Pictures/10000D300000A57800005D1F9C3286C97532D1D4.svg" manifest:media-type="image/svg+xml"/>
  <manifest:file-entry manifest:full-path="Pictures/10000D300000A57800005D1F58CF34E24AD901FB.svg" manifest:media-type="image/svg+xml"/>
  <manifest:file-entry manifest:full-path="Pictures/10000201000003AF000002128C5C0F35956B12D5.png" manifest:media-type="image/png"/>
  <manifest:file-entry manifest:full-path="Pictures/10000201000003AF00000212C60A1A8FF03EC8D5.png" manifest:media-type="image/png"/>
  <manifest:file-entry manifest:full-path="Pictures/10000D300000A57800005D1FB8D1B6FD7036E2A6.svg" manifest:media-type="image/svg+xml"/>
  <manifest:file-entry manifest:full-path="Pictures/10000C570000A55D00005D0586C4D7DDA382EA07.svg" manifest:media-type="image/svg+xml"/>
  <manifest:file-entry manifest:full-path="Pictures/10000201000003AF00000212BB19F3DE5148AFC0.png" manifest:media-type="image/png"/>
  <manifest:file-entry manifest:full-path="Pictures/10000B6A0000A57800005D1F305088FBD2344CED.svg" manifest:media-type="image/svg+xml"/>
  <manifest:file-entry manifest:full-path="Pictures/10000C570000A55D00005D059920CDA2E660FCCC.svg" manifest:media-type="image/svg+xml"/>
  <manifest:file-entry manifest:full-path="Pictures/100002010000064000000384D7D6A7E2A28E0E8E.png" manifest:media-type="image/png"/>
  <manifest:file-entry manifest:full-path="Pictures/10000BB80000A57800005D1FE337A3C52316F05F.svg" manifest:media-type="image/svg+xml"/>
  <manifest:file-entry manifest:full-path="Pictures/10000201000003AF00000212542D776AD38D8D89.png" manifest:media-type="image/png"/>
  <manifest:file-entry manifest:full-path="Pictures/10000BB80000A57800005D1FFB22C91A12516811.svg" manifest:media-type="image/svg+xml"/>
  <manifest:file-entry manifest:full-path="Pictures/10000201000003AF000002127A70176D9A0A0C17.png" manifest:media-type="image/png"/>
  <manifest:file-entry manifest:full-path="Pictures/10000201000003AF0000021226CD7B2ADA73CE47.png" manifest:media-type="image/png"/>
  <manifest:file-entry manifest:full-path="Pictures/1000020100000640000003845D3EC3CFFE8DBAD1.png" manifest:media-type="image/png"/>
  <manifest:file-entry manifest:full-path="Pictures/100002010000064000000384610DA3B95B933C77.png" manifest:media-type="image/png"/>
  <manifest:file-entry manifest:full-path="Pictures/10000BB80000A57800005D1FDB5D9E44070DABAE.svg" manifest:media-type="image/svg+xml"/>
  <manifest:file-entry manifest:full-path="Pictures/10000BB80000A57800005D1F0523A8AAC2CE69B9.svg" manifest:media-type="image/svg+xml"/>
  <manifest:file-entry manifest:full-path="Pictures/10000201000003AF00000212F3E753A186FE7FCD.png" manifest:media-type="image/png"/>
  <manifest:file-entry manifest:full-path="Pictures/10000BB80000A57800005D1F1D81D7753B018AB4.svg" manifest:media-type="image/svg+xml"/>
  <manifest:file-entry manifest:full-path="Pictures/10000C570000A55D00005D0531A5FB31EFAA0624.svg" manifest:media-type="image/svg+xml"/>
  <manifest:file-entry manifest:full-path="Pictures/10000201000003AF000002128571E62030391294.png" manifest:media-type="image/png"/>
  <manifest:file-entry manifest:full-path="Pictures/10000D300000A57800005D1F3A70DFEA83808E12.svg" manifest:media-type="image/svg+xml"/>
  <manifest:file-entry manifest:full-path="Pictures/10000201000003AF000002129A32212B8FA371BB.png" manifest:media-type="image/png"/>
  <manifest:file-entry manifest:full-path="Pictures/10000201000003AF00000212DC35C32BA4A25EC3.png" manifest:media-type="image/png"/>
  <manifest:file-entry manifest:full-path="Pictures/10000201000003AF000002126098E586756C0235.png" manifest:media-type="image/png"/>
  <manifest:file-entry manifest:full-path="Pictures/10000201000003AF00000212D7870010FF11DEE1.png" manifest:media-type="image/png"/>
  <manifest:file-entry manifest:full-path="Pictures/10000201000003AF00000212EF142F3719CDE0D0.png" manifest:media-type="image/png"/>
  <manifest:file-entry manifest:full-path="Pictures/10000BB80000A57800005D1F1D99FDD9318611DA.svg" manifest:media-type="image/svg+xml"/>
  <manifest:file-entry manifest:full-path="Pictures/10000D300000A57800005D1FB35797DA2EC0E81A.svg" manifest:media-type="image/svg+xml"/>
  <manifest:file-entry manifest:full-path="Pictures/10000BB80000A57800005D1F50AD31E18259E4E2.svg" manifest:media-type="image/svg+xml"/>
  <manifest:file-entry manifest:full-path="Pictures/10000BB80000A57800005D1F9F344C7DED782C17.svg" manifest:media-type="image/svg+xml"/>
  <manifest:file-entry manifest:full-path="Pictures/10000BB80000A57800005D1F48B5D3788F317C96.svg" manifest:media-type="image/svg+xml"/>
  <manifest:file-entry manifest:full-path="Pictures/10000201000003AF0000021238232474F887BD68.png" manifest:media-type="image/png"/>
  <manifest:file-entry manifest:full-path="Pictures/10000C570000A55D00005D057D1CB25F46B54EC1.svg" manifest:media-type="image/svg+xml"/>
  <manifest:file-entry manifest:full-path="Pictures/10000C8B0000A55D00005D05141484838C79B6B3.svg" manifest:media-type="image/svg+xml"/>
  <manifest:file-entry manifest:full-path="Pictures/10000201000003AF00000212AA08956B4762F026.png" manifest:media-type="image/png"/>
  <manifest:file-entry manifest:full-path="Pictures/10000C480000A55D00005D054E074021344B3503.svg" manifest:media-type="image/svg+xml"/>
  <manifest:file-entry manifest:full-path="Pictures/10000B9C0000A57800005D1FC64D52B0387C106A.svg" manifest:media-type="image/svg+xml"/>
  <manifest:file-entry manifest:full-path="Pictures/10000BB80000A57800005D1F44A64F05F8838A41.svg" manifest:media-type="image/svg+xml"/>
  <manifest:file-entry manifest:full-path="Pictures/10000201000003AF0000021273A03903BE4CA89B.png" manifest:media-type="image/png"/>
  <manifest:file-entry manifest:full-path="Pictures/10000201000003AF00000212DAFB0EF84B03EB61.png" manifest:media-type="image/png"/>
  <manifest:file-entry manifest:full-path="Pictures/10000201000003AF0000021282573364B3F6ED92.png" manifest:media-type="image/png"/>
  <manifest:file-entry manifest:full-path="Pictures/10000201000003AF00000212F10BC84C08F20C11.png" manifest:media-type="image/png"/>
  <manifest:file-entry manifest:full-path="Pictures/10000BB80000A57800005D1FBAA79A5938FEFEF7.svg" manifest:media-type="image/svg+xml"/>
  <manifest:file-entry manifest:full-path="Pictures/10000201000003AF00000212D0C5073AD085A059.png" manifest:media-type="image/png"/>
  <manifest:file-entry manifest:full-path="Pictures/10000CA50000A55D00005D05D24E5E9733F7453C.svg" manifest:media-type="image/svg+xml"/>
  <manifest:file-entry manifest:full-path="Pictures/10000201000003AF000002124502ABC3BC92AA5A.png" manifest:media-type="image/png"/>
  <manifest:file-entry manifest:full-path="Pictures/10000D300000A57800005D1FB703E0C5A908DB5D.svg" manifest:media-type="image/svg+xml"/>
  <manifest:file-entry manifest:full-path="Pictures/10000201000003AF00000212E9A3DB461861D4B3.png" manifest:media-type="image/png"/>
  <manifest:file-entry manifest:full-path="Pictures/10000D300000A57800005D1F92C436B3B6A80344.svg" manifest:media-type="image/svg+xml"/>
  <manifest:file-entry manifest:full-path="Pictures/10000201000003AF0000021272C735421DC3F72E.png" manifest:media-type="image/png"/>
  <manifest:file-entry manifest:full-path="Pictures/10000C570000A55D00005D0537DD848E31C52994.svg" manifest:media-type="image/svg+xml"/>
  <manifest:file-entry manifest:full-path="Pictures/10000201000003AF00000212D11AF2D84176FA9C.png" manifest:media-type="image/png"/>
  <manifest:file-entry manifest:full-path="Pictures/10000201000003AF00000212D372FAF56FDF165E.png" manifest:media-type="image/png"/>
  <manifest:file-entry manifest:full-path="Pictures/10000C570000A55D00005D05429240F0C5E07B5E.svg" manifest:media-type="image/svg+xml"/>
  <manifest:file-entry manifest:full-path="Pictures/10000CA50000A55D00005D0517196A5A89423381.svg" manifest:media-type="image/svg+xml"/>
  <manifest:file-entry manifest:full-path="Pictures/10000201000003AF0000021206DA133A75CCD106.png" manifest:media-type="image/png"/>
  <manifest:file-entry manifest:full-path="Pictures/10000201000003AF000002121DDB7B2927A5C0A0.png" manifest:media-type="image/png"/>
  <manifest:file-entry manifest:full-path="Pictures/10000201000003AF00000212ED18FC822AB6E42E.png" manifest:media-type="image/png"/>
  <manifest:file-entry manifest:full-path="Pictures/10000CA40000A55D00005D059FDB0C75D48DF2AC.svg" manifest:media-type="image/svg+xml"/>
  <manifest:file-entry manifest:full-path="Pictures/10000CA50000A55D00005D0518131B57E128C958.svg" manifest:media-type="image/svg+xml"/>
  <manifest:file-entry manifest:full-path="Pictures/10000CA90000A57800005D1FA894A78CF40AD77A.svg" manifest:media-type="image/svg+xml"/>
  <manifest:file-entry manifest:full-path="Pictures/10000201000003AF00000212D32CB6D7E63F8ED5.png" manifest:media-type="image/png"/>
  <manifest:file-entry manifest:full-path="Pictures/10000201000003AF00000212FC7683B75297558C.png" manifest:media-type="image/png"/>
  <manifest:file-entry manifest:full-path="Pictures/10000D300000A57800005D1F5F5CE29FCE60D225.svg" manifest:media-type="image/svg+xml"/>
  <manifest:file-entry manifest:full-path="Pictures/10000201000003AF00000212A7A314DB8F4463F5.png" manifest:media-type="image/png"/>
  <manifest:file-entry manifest:full-path="Pictures/10000BB80000A57800005D1FD053C5D4D25B463B.svg" manifest:media-type="image/svg+xml"/>
  <manifest:file-entry manifest:full-path="Pictures/10000D300000A57800005D1FDB7D5BEC418FB92D.svg" manifest:media-type="image/svg+xml"/>
  <manifest:file-entry manifest:full-path="Pictures/1000020100000640000003843781C0C5D2D64797.png" manifest:media-type="image/png"/>
  <manifest:file-entry manifest:full-path="Pictures/100002010000033000000240FC92BF387CBF9A07.png" manifest:media-type="image/png"/>
  <manifest:file-entry manifest:full-path="Pictures/10000201000003AF00000212CAFCA7792DF39A4B.png" manifest:media-type="image/png"/>
  <manifest:file-entry manifest:full-path="Pictures/10000D300000A57800005D1F22B7F80BAA04A6CB.svg" manifest:media-type="image/svg+xml"/>
  <manifest:file-entry manifest:full-path="Pictures/100002010000064000000384F015C5BB945C42DA.png" manifest:media-type="image/png"/>
  <manifest:file-entry manifest:full-path="Pictures/10000201000003AF000002127A570160FA4E36A1.png" manifest:media-type="image/png"/>
  <manifest:file-entry manifest:full-path="Pictures/10000201000003AF000002122378024149DE1749.png" manifest:media-type="image/png"/>
  <manifest:file-entry manifest:full-path="Pictures/10000201000003AF0000021244F1EFFBE7F0D206.png" manifest:media-type="image/png"/>
  <manifest:file-entry manifest:full-path="Pictures/10000CA40000A57800005D1F3F6AB4CC8C9102C4.svg" manifest:media-type="image/svg+xml"/>
  <manifest:file-entry manifest:full-path="Pictures/10000201000003AF0000021280D2AEC0D7D78807.png" manifest:media-type="image/png"/>
  <manifest:file-entry manifest:full-path="Pictures/10000201000003AF00000212714F3B780AD1287F.png" manifest:media-type="image/png"/>
  <manifest:file-entry manifest:full-path="Pictures/10000D300000A57800005D1F8539BF999A2E3A26.svg" manifest:media-type="image/svg+xml"/>
  <manifest:file-entry manifest:full-path="Pictures/10000201000003AF00000212860108EA2A9520AA.png" manifest:media-type="image/png"/>
  <manifest:file-entry manifest:full-path="Pictures/10000201000003AF0000021251D9A6654EF53049.png" manifest:media-type="image/png"/>
  <manifest:file-entry manifest:full-path="Pictures/10000201000003AF000002125E015AC354E619F2.png" manifest:media-type="image/png"/>
  <manifest:file-entry manifest:full-path="Pictures/10000201000003AF0000021274229980A1E0D307.png" manifest:media-type="image/png"/>
  <manifest:file-entry manifest:full-path="Pictures/10000201000003AF000002126AD10CAB140FC316.png" manifest:media-type="image/png"/>
  <manifest:file-entry manifest:full-path="Pictures/10000201000003AF00000212E12ABD580F25AACF.png" manifest:media-type="image/png"/>
  <manifest:file-entry manifest:full-path="Pictures/10000CA30000A57800005D1F091E86E2386821AC.svg" manifest:media-type="image/svg+xml"/>
  <manifest:file-entry manifest:full-path="Pictures/10000201000003AF00000212EA2CF0902BE0AF19.png" manifest:media-type="image/png"/>
  <manifest:file-entry manifest:full-path="Pictures/10000D300000A57800005D1F9025E95CC70C07F5.svg" manifest:media-type="image/svg+xml"/>
  <manifest:file-entry manifest:full-path="Pictures/10000201000003AF000002124851A0013EEAB700.png" manifest:media-type="image/png"/>
  <manifest:file-entry manifest:full-path="Pictures/10000CA50000A55D00005D0509F8AC7994D827EC.svg" manifest:media-type="image/svg+xml"/>
  <manifest:file-entry manifest:full-path="Pictures/10000201000003AF0000021295E300A6F36EDD96.png" manifest:media-type="image/png"/>
  <manifest:file-entry manifest:full-path="Pictures/10000201000003AF00000212AE8AB71441709BAA.png" manifest:media-type="image/png"/>
  <manifest:file-entry manifest:full-path="Pictures/100002010000064000000384E6279C3E56C2B109.png" manifest:media-type="image/png"/>
  <manifest:file-entry manifest:full-path="Pictures/10000CA60000A57800005D1FA1F87616D7C008E3.svg" manifest:media-type="image/svg+xml"/>
  <manifest:file-entry manifest:full-path="Pictures/10000201000003AF000002126AB3F6CD0A184B2C.png" manifest:media-type="image/png"/>
  <manifest:file-entry manifest:full-path="Pictures/10000201000003AF000002128164068375E071C2.png" manifest:media-type="image/png"/>
  <manifest:file-entry manifest:full-path="Pictures/10000D300000A57800005D1F26C108EFC5E4862A.svg" manifest:media-type="image/svg+xml"/>
  <manifest:file-entry manifest:full-path="Pictures/10000CA60000A57800005D1F14FC847D5EB5267E.svg" manifest:media-type="image/svg+xml"/>
  <manifest:file-entry manifest:full-path="Pictures/10000201000003AF000002124FB3623B06064AFB.png" manifest:media-type="image/png"/>
  <manifest:file-entry manifest:full-path="Pictures/10000CA60000A57800005D1F1CB8D9F8EABE29B5.svg" manifest:media-type="image/svg+xml"/>
  <manifest:file-entry manifest:full-path="Pictures/10000CA30000A57800005D1F3CE17DF78BA88CBC.svg" manifest:media-type="image/svg+xml"/>
  <manifest:file-entry manifest:full-path="Pictures/10000201000003AF00000212CE51F9BDD9FF76D3.png" manifest:media-type="image/png"/>
  <manifest:file-entry manifest:full-path="Pictures/10000CA50000A57800005D1F0DA472220834B267.svg" manifest:media-type="image/svg+xml"/>
  <manifest:file-entry manifest:full-path="Pictures/10000CA60000A57800005D1FAB190FC80C477AAC.svg" manifest:media-type="image/svg+xml"/>
  <manifest:file-entry manifest:full-path="Pictures/10000201000003AF000002122562666026B8A348.png" manifest:media-type="image/png"/>
  <manifest:file-entry manifest:full-path="Pictures/10000201000003AF000002127B62471C4629AE2D.png" manifest:media-type="image/png"/>
  <manifest:file-entry manifest:full-path="Pictures/10000201000003AF00000212348FBE9810B45651.png" manifest:media-type="image/png"/>
  <manifest:file-entry manifest:full-path="Pictures/10000CA50000A57800005D1FF8781196D11EB4BC.svg" manifest:media-type="image/svg+xml"/>
  <manifest:file-entry manifest:full-path="Pictures/10000201000003AF00000212BB617C1C65F65EE8.png" manifest:media-type="image/png"/>
  <manifest:file-entry manifest:full-path="Pictures/10000C8F0000A55D00005D051B7222FDDDA30DD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1.068cm" fo:min-width="13.464cm"/>
      <style:paragraph-properties style:writing-mode="lr-tb"/>
    </style:style>
    <style:style style:name="gr2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2.464cm" fo:min-width="14.555cm"/>
      <style:paragraph-properties style:writing-mode="lr-tb"/>
    </style:style>
    <style:style style:name="gr3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08cm" fo:min-width="5.80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6cm"/>
      <style:paragraph-properties style:writing-mode="lr-tb"/>
    </style:style>
    <style:style style:name="pr1" style:family="presentation" style:parent-style-name="background-grey-title">
      <style:graphic-properties svg:stroke-color="#3465a4" draw:fill-color="#729fcf" fo:min-height="2.629cm"/>
      <style:paragraph-properties style:writing-mode="lr-tb"/>
    </style:style>
    <style:style style:name="pr2" style:family="presentation" style:parent-style-name="background-gre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ackground-grey-title">
      <style:graphic-properties fo:min-height="2.629cm"/>
      <style:paragraph-properties style:writing-mode="lr-tb"/>
    </style:style>
    <style:style style:name="co1" style:family="table-column">
      <style:table-column-properties style:column-width="8.125cm" style:use-optimal-column-width="false"/>
    </style:style>
    <style:style style:name="co2" style:family="table-column">
      <style:table-column-properties style:column-width="8.133cm" style:use-optimal-column-width="false"/>
    </style:style>
    <style:style style:name="ro1" style:family="table-row">
      <style:table-row-properties style:row-height="0.672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17cm" style:use-optimal-row-height="false"/>
    </style:style>
    <style:style style:name="ce1" style:family="table-cell">
      <loext:graphic-properties draw:fill-color="#333333"/>
      <style:paragraph-properties fo:text-align="center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ce2" style:family="table-cell">
      <loext:graphic-properties draw:fill-color="#999999"/>
      <style:text-properties fo:font-size="10.5pt" fo:font-style="italic" style:font-size-asian="10.5pt" style:font-style-asian="italic" style:font-size-complex="10.5pt" style:font-style-complex="italic"/>
    </style:style>
    <style:style style:name="ce3" style:family="table-cell">
      <loext:graphic-properties draw:fill-color="#999999"/>
      <style:text-properties fo:font-size="10.5pt" style:font-size-asian="10.5pt" style:font-size-complex="10.5pt"/>
    </style:style>
    <style:style style:name="ce4" style:family="table-cell">
      <style:text-properties fo:font-size="10.5pt" style:font-size-asian="10.5pt" style:font-size-complex="10.5pt"/>
    </style:style>
    <style:style style:name="ce5" style:family="table-cell">
      <loext:graphic-properties draw:fill-color="#999999"/>
      <style:text-properties fo:font-size="10pt" fo:font-style="italic" style:font-size-asian="10pt" style:font-style-asian="italic" style:font-size-complex="10pt" style:font-style-complex="italic"/>
    </style:style>
    <style:style style:name="ce6" style:family="table-cell">
      <style:text-properties fo:font-size="9pt" style:font-size-asian="9pt" style:font-size-complex="9pt"/>
    </style:style>
    <style:style style:name="P1" style:family="paragraph">
      <style:paragraph-properties fo:text-align="start"/>
      <style:text-properties fo:color="#ffffff" loext:opacity="100%"/>
    </style:style>
    <style:style style:name="P2" style:family="paragraph">
      <loext:graphic-properties draw:fill-color="#729fcf"/>
      <style:paragraph-properties fo:text-align="start" style:writing-mode="lr-tb"/>
      <style:text-properties fo:color="#ffffff" loext:opacity="100%"/>
    </style:style>
    <style:style style:name="P3" style:family="paragraph">
      <style:text-properties fo:font-size="24pt"/>
    </style:style>
    <style:style style:name="P4" style:family="paragraph">
      <loext:graphic-properties draw:fill="none" draw:fill-color="#729fcf"/>
      <style:paragraph-properties style:writing-mode="lr-tb"/>
      <style:text-properties fo:color="#f44336" loext:opacity="100%" style:font-name="Source Sans Pro1" fo:font-size="24pt" style:font-size-asian="24pt" style:font-size-complex="24pt"/>
    </style:style>
    <style:style style:name="P5" style:family="paragraph">
      <style:text-properties fo:color="#ffffff" loext:opacity="100%" fo:font-size="20pt"/>
    </style:style>
    <style:style style:name="P6" style:family="paragraph">
      <loext:graphic-properties draw:fill="none" draw:fill-color="#729fcf"/>
      <style:paragraph-properties style:writing-mode="lr-tb"/>
      <style:text-properties fo:color="#ffffff" loext:opacity="100%" style:font-name="Source Sans Pro Light" fo:font-size="20pt" style:font-size-asian="20pt" style:font-size-complex="20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729fcf"/>
      <style:paragraph-properties style:writing-mode="lr-tb"/>
      <style:text-properties style:use-window-font-color="true" loext:opacity="0%" style:font-name="Source Sans Pro SemiBold2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14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15" style:family="paragraph">
      <style:text-properties fo:font-size="10.5pt" style:font-size-asian="10.5pt" style:font-size-complex="10.5pt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font-size="10pt" fo:font-style="italic" style:font-size-asian="10pt" style:font-style-asian="italic" style:font-size-complex="10pt" style:font-style-complex="italic"/>
    </style:style>
    <style:style style:name="P18" style:family="paragraph">
      <style:text-properties fo:font-size="9pt" style:font-size-asian="9pt" style:font-size-complex="9pt"/>
    </style:style>
    <style:style style:name="T1" style:family="text">
      <style:text-properties fo:color="#ffffff" loext:opacity="100%" fo:font-size="32pt" style:font-size-asian="36pt" style:font-size-complex="36pt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ffffff" loext:opacity="100%" style:font-name="Source Sans Pro Light" fo:font-size="20pt" style:font-size-asian="20pt" style:font-size-complex="20pt"/>
    </style:style>
    <style:style style:name="T4" style:family="text">
      <style:text-properties style:use-window-font-color="true" loext:opacity="0%" style:font-name="Source Sans Pro SemiBold2" fo:font-size="16pt" style:font-size-asian="16pt" style:font-size-complex="16pt"/>
    </style:style>
    <style:style style:name="T5" style:family="text">
      <style:text-properties fo:font-size="32pt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Preface: Alternate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53cm" svg:height="2.629cm" svg:x="2.522cm" svg:y="2.538cm" presentation:class="title" presentation:user-transformed="true">
          <draw:text-box>
            <text:p text:style-name="P1"><text:span text:style-name="T1">BTS – MBDS – Data Driven Business</text:span></text:p>
          </draw:text-box>
        </draw:frame>
        <draw:frame draw:style-name="gr1" draw:text-style-name="P4" draw:layer="layout" svg:width="13.964cm" svg:height="1.318cm" svg:x="2.522cm" svg:y="6.349cm">
          <draw:text-box>
            <text:p text:style-name="P3"><text:span text:style-name="T2">Assigment 1: </text:span></text:p>
          </draw:text-box>
        </draw:frame>
        <draw:frame draw:style-name="gr2" draw:text-style-name="P6" draw:layer="layout" svg:width="15.055cm" svg:height="2.714cm" svg:x="2.522cm" svg:y="7.619cm">
          <draw:text-box>
            <text:p text:style-name="P5"><text:span text:style-name="T3">1.A: Money Ball – Summary</text:span></text:p>
            <text:p text:style-name="P5"><text:span text:style-name="T3">1.B: AI Trends</text:span></text:p>
            <text:p text:style-name="P5"><text:span text:style-name="T3">1.C: First 90 Days</text:span></text:p>
          </draw:text-box>
        </draw:frame>
        <draw:frame draw:style-name="gr3" draw:text-style-name="P8" draw:layer="layout" svg:width="6.306cm" svg:height="0.958cm" svg:x="2.522cm" svg:y="12.698cm">
          <draw:text-box>
            <text:p text:style-name="P7"><text:span text:style-name="T4">20 September, 202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5">1.A: Money Ball and Barcelona Analytics</text:span></text:p>
          </draw:text-box>
        </draw:frame>
        <draw:frame draw:style-name="gr5" draw:text-style-name="P10" draw:layer="layout" svg:width="23.622cm" svg:height="10.916cm" svg:x="2.032cm" svg:y="3.256cm">
          <draw:text-box>
            <text:p><text:span text:style-name="T6">Key Stats from Money Ball</text:span>:</text:p>
            <text:p/>
            <text:p>1. A new metric to evaluate teams effectiveness, Expected Run Value: </text:p>
            <text:p>Win% = (Runs Scored²) /(Runs Scored² + Runs Allowed²)</text:p>
            <text:p/>
            <text:p>2. By doing regression they learned which features were the important ones when predicting runs and created a formula to reflect that, Runs Created = (Hits + Walks) x Total Bases/(At Bats + Walks)</text:p>
            <text:p/>
            <text:p>3. You must be able to explain your analysis with data and convince stakeholders with good communication skills of your results to implement the right decisions.</text:p>
            <text:p/>
            <text:p>4. Breaking myths and trusting data, for example when hiring the guy who pitches funny, but does not allow batters to get bases.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5">1.A: Money Ball and Barcelona Analytics</text:span></text:p>
          </draw:text-box>
        </draw:frame>
        <draw:frame draw:style-name="gr5" draw:text-style-name="P10" draw:layer="layout" svg:width="23.622cm" svg:height="10.206cm" svg:x="2.032cm" svg:y="3.256cm">
          <draw:text-box>
            <text:p><text:span text:style-name="T6">Key Stats from FC Barcelona</text:span>:</text:p>
            <text:p/>
            <text:p>1. Patterns in passing analysis: The “tiki-taka” strategy</text:p>
            <text:p/>
            <text:p>2. The messi effect: Messi creates more space for the team by standing still than other players running like crazy.</text:p>
            <text:p/>
            <text:p>3. Machine Learning to track the build up moments to goal and how each players contributes to the creation of space.</text:p>
            <text:p/>
            <text:p>4. Heatmaps of the zones the players play in.</text:p>
            <text:p/>
            <text:p>5. Webs of passes that lead to a goal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5">1.B: AI Trends</text:span></text:p>
          </draw:text-box>
        </draw:frame>
        <draw:frame draw:style-name="gr5" draw:text-style-name="P10" draw:layer="layout" svg:width="23.622cm" svg:height="10.206cm" svg:x="2.032cm" svg:y="2.851cm">
          <draw:text-box>
            <text:p><text:span text:style-name="T6">AutoML</text:span>: Provides methods and processes to automate Machine Learning </text:p>
            <text:p/>
            <text:p>1. Hyperparameter Optimization, Neural Architecture Search, Meta – Learning.</text:p>
            <text:p/>
            <text:p text:style-name="P12"><text:span text:style-name="T6">QuantumML</text:span>: Area combining Quantum Physics and Machine Learning(ML).</text:p>
            <text:p text:style-name="P12"/>
            <text:p text:style-name="P12">1. Predicting Quantum matter and quantum communication networks behaviors, leveraging he qubit and the superposition of states.</text:p>
            <text:p text:style-name="P12"/>
            <text:p text:style-name="P12"/>
            <text:p text:style-name="P12"><text:span text:style-name="T6">Hyper Automation</text:span>: The sophistication of the automation</text:p>
            <text:p text:style-name="P12"/>
            <text:p text:style-name="P12">1. Document or email triggered processes all the way to actions taken by bot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1cm" svg:height="2.629cm" svg:x="1.49cm" svg:y="0.034cm" presentation:class="title" presentation:user-transformed="true">
          <draw:text-box>
            <text:p><text:span text:style-name="T5">1.C: The first 90 days</text:span></text:p>
          </draw:text-box>
        </draw:frame>
        <draw:frame draw:style-name="standard" draw:layer="layout" svg:width="24.382cm" svg:height="12.023cm" svg:x="1.941cm" svg:y="2.127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30 Days</text:p>
              </table:table-cell>
              <table:table-cell>
                <text:p text:style-name="P13">60 Days</text:p>
              </table:table-cell>
              <table:table-cell>
                <text:p text:style-name="P13">90 Days</text:p>
              </table:table-cell>
            </table:table-row>
            <table:table-row table:style-name="ro1" table:default-cell-style-name="ce3">
              <table:table-cell table:style-name="ce2">
                <text:p text:style-name="P14">Priorities</text:p>
              </table:table-cell>
              <table:table-cell>
                <text:p text:style-name="P15"><text:span text:style-name="T7">Priorities</text:span></text:p>
              </table:table-cell>
              <table:table-cell>
                <text:p text:style-name="P15"><text:span text:style-name="T7">Priorities</text:span></text:p>
              </table:table-cell>
            </table:table-row>
            <table:table-row table:style-name="ro1" table:default-cell-style-name="ce4">
              <table:table-cell>
                <text:p text:style-name="P15">1.- Get to know the team and stakeholders</text:p>
              </table:table-cell>
              <table:table-cell>
                <text:p text:style-name="P15">1.- Understand the internal customer needs</text:p>
              </table:table-cell>
              <table:table-cell>
                <text:p text:style-name="P15">1.- Focus on communication with stakeholders</text:p>
              </table:table-cell>
            </table:table-row>
            <table:table-row table:style-name="ro1" table:default-cell-style-name="ce4">
              <table:table-cell>
                <text:p text:style-name="P15">2.- Get access to data</text:p>
              </table:table-cell>
              <table:table-cell>
                <text:p text:style-name="P15">2.- Focus on adding value with quick wins</text:p>
              </table:table-cell>
              <table:table-cell>
                <text:p text:style-name="P15">2.- Participate in first big project</text:p>
              </table:table-cell>
            </table:table-row>
            <table:table-row table:style-name="ro1" table:default-cell-style-name="ce4">
              <table:table-cell>
                <text:p text:style-name="P15">3.- Understand the business</text:p>
              </table:table-cell>
              <table:table-cell>
                <text:p text:style-name="P15">3.- Understand the ETL pipeline</text:p>
              </table:table-cell>
              <table:table-cell>
                <text:p text:style-name="P15">3.- Able to add value in assigned business</text:p>
              </table:table-cell>
            </table:table-row>
            <table:table-row table:style-name="ro1" table:default-cell-style-name="ce2">
              <table:table-cell>
                <text:p text:style-name="P14">Goals</text:p>
              </table:table-cell>
              <table:table-cell>
                <text:p text:style-name="P16"><text:span text:style-name="T8">Goals</text:span></text:p>
              </table:table-cell>
              <table:table-cell>
                <text:p text:style-name="P16"><text:span text:style-name="T8">Goals</text:span></text:p>
              </table:table-cell>
            </table:table-row>
            <table:table-row table:style-name="ro1" table:default-cell-style-name="ce4">
              <table:table-cell>
                <text:p text:style-name="P15">1.- Build my network</text:p>
              </table:table-cell>
              <table:table-cell>
                <text:p text:style-name="P15">1.- Clear understanding with stakeholders</text:p>
              </table:table-cell>
              <table:table-cell>
                <text:p text:style-name="P15">1.- Able to quickly grasps user needs</text:p>
              </table:table-cell>
            </table:table-row>
            <table:table-row table:style-name="ro1" table:default-cell-style-name="ce4">
              <table:table-cell>
                <text:p text:style-name="P15">2.- Have tools for my job available</text:p>
              </table:table-cell>
              <table:table-cell>
                <text:p text:style-name="P15">2.- Get credibility with quick win projects</text:p>
              </table:table-cell>
              <table:table-cell>
                <text:p text:style-name="P15">2.- Defined workflows, and set timings</text:p>
              </table:table-cell>
            </table:table-row>
            <table:table-row table:style-name="ro1" table:default-cell-style-name="ce4">
              <table:table-cell>
                <text:p text:style-name="P15">3.- Understand the companies priorities</text:p>
              </table:table-cell>
              <table:table-cell>
                <text:p text:style-name="P15">3.- Prepare for more ambitious projects</text:p>
              </table:table-cell>
              <table:table-cell>
                <text:p text:style-name="P15">3.- Propose first improvement</text:p>
              </table:table-cell>
            </table:table-row>
            <table:table-row table:style-name="ro1" table:default-cell-style-name="ce2">
              <table:table-cell>
                <text:p text:style-name="P14">Milestones</text:p>
              </table:table-cell>
              <table:table-cell>
                <text:p text:style-name="P16"><text:span text:style-name="T8">Milestones</text:span></text:p>
              </table:table-cell>
              <table:table-cell>
                <text:p text:style-name="P16"><text:span text:style-name="T8">Milestones</text:span></text:p>
              </table:table-cell>
            </table:table-row>
            <table:table-row table:style-name="ro1" table:default-cell-style-name="ce4">
              <table:table-cell>
                <text:p text:style-name="P15">1.- In contact with first level stakeholders</text:p>
              </table:table-cell>
              <table:table-cell>
                <text:p text:style-name="P15">1.- First quick win</text:p>
              </table:table-cell>
              <table:table-cell>
                <text:p text:style-name="P15">1.- Value Proposition for each project</text:p>
              </table:table-cell>
            </table:table-row>
            <table:table-row table:style-name="ro1" table:default-cell-style-name="ce4">
              <table:table-cell>
                <text:p text:style-name="P15">2.- All tools are available for work</text:p>
              </table:table-cell>
              <table:table-cell>
                <text:p text:style-name="P15">2.- Understanding of key team members</text:p>
              </table:table-cell>
              <table:table-cell>
                <text:p text:style-name="P15">2.- Get buy in with immediate collaborators</text:p>
              </table:table-cell>
            </table:table-row>
            <table:table-row table:style-name="ro1" table:default-cell-style-name="ce4">
              <table:table-cell>
                <text:p text:style-name="P15">3.- Company and department targets defined</text:p>
              </table:table-cell>
              <table:table-cell>
                <text:p text:style-name="P15">3.- Compiled first cheatsheet for workflow</text:p>
              </table:table-cell>
              <table:table-cell>
                <text:p text:style-name="P15">3.- <text:s/>Integrated to the team</text:p>
              </table:table-cell>
            </table:table-row>
            <table:table-row table:style-name="ro1" table:default-cell-style-name="ce2">
              <table:table-cell>
                <text:p text:style-name="P14">Outputs</text:p>
              </table:table-cell>
              <table:table-cell>
                <text:p text:style-name="P16"><text:span text:style-name="T8">Outputs</text:span></text:p>
              </table:table-cell>
              <table:table-cell>
                <text:p text:style-name="P16"><text:span text:style-name="T8">Outputs</text:span></text:p>
              </table:table-cell>
            </table:table-row>
            <table:table-row table:style-name="ro1" table:default-cell-style-name="ce4">
              <table:table-cell>
                <text:p text:style-name="P15">1.- Can deliver value as fast as possible</text:p>
              </table:table-cell>
              <table:table-cell>
                <text:p text:style-name="P15">1.- First quick win</text:p>
              </table:table-cell>
              <table:table-cell>
                <text:p text:style-name="P15">1.- Documentation for projects</text:p>
              </table:table-cell>
            </table:table-row>
            <table:table-row table:style-name="ro1" table:default-cell-style-name="ce4">
              <table:table-cell>
                <text:p text:style-name="P15">2.- Understand company fit</text:p>
              </table:table-cell>
              <table:table-cell>
                <text:p text:style-name="P15">2.- Clear understanding of who to talk to</text:p>
              </table:table-cell>
              <table:table-cell>
                <text:p text:style-name="P15">2.- Networking developed </text:p>
              </table:table-cell>
            </table:table-row>
            <table:table-row table:style-name="ro2" table:default-cell-style-name="ce5">
              <table:table-cell>
                <text:p text:style-name="P17">Management Review</text:p>
              </table:table-cell>
              <table:table-cell>
                <text:p text:style-name="P16"><text:span text:style-name="T9">Management Review</text:span></text:p>
              </table:table-cell>
              <table:table-cell>
                <text:p text:style-name="P16"><text:span text:style-name="T9">Management Review</text:span></text:p>
              </table:table-cell>
            </table:table-row>
            <table:table-row table:style-name="ro3" table:default-cell-style-name="ce6">
              <table:table-cell>
                <text:p text:style-name="P18">1.- Confirm targets and training plan</text:p>
              </table:table-cell>
              <table:table-cell>
                <text:p text:style-name="P18">1.- Address roadblocks for targets</text:p>
              </table:table-cell>
              <table:table-cell>
                <text:p text:style-name="P18">1.- Address concerns and add more projec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false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false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false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false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false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false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false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false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false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false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false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false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false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false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false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false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false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false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false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false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false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false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false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false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false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false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false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false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false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false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false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false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false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false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false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false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solid" draw:fill-color="#729fcf"/>
      <style:text-properties style:letter-kerning="true"/>
    </style:style>
    <style:style style:name="background-grey-backgroundobjects" style:family="presentation">
      <style:graphic-properties draw:fill="solid" draw:fill-color="#333333"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false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false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false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false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false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false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false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false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false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false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false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false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false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false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false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false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false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false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false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false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false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left="0cm" fo:margin-right="0cm" fo:margin-top="0.399cm" fo:margin-bottom="0cm" fo:text-indent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left="0cm" fo:margin-right="0cm" fo:margin-top="0.299cm" fo:margin-bottom="0cm" fo:text-indent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left="0cm" fo:margin-right="0cm" fo:margin-top="0.199cm" fo:margin-bottom="0cm" fo:text-indent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left="0cm" fo:margin-right="0cm" fo:margin-top="0.099cm" fo:margin-bottom="0cm" fo:text-indent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left="0cm" fo:margin-right="0cm" fo:margin-top="0.099cm" fo:margin-bottom="0cm" fo:text-indent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left="0cm" fo:margin-right="0cm" fo:margin-top="0.099cm" fo:margin-bottom="0cm" fo:text-indent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false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false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false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false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false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false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false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false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false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false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false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false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false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false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false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false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false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false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2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29fc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P12" style:family="paragraph">
      <style:paragraph-properties style:writing-mode="lr-tb"/>
      <style:text-properties fo:color="#ffffff" loext:opacity="100%" style:font-name="Source Sans Pro SemiBold2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loext:opacity="100%" style:font-name="Source Sans Pro SemiBold2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loext:opacity="100%" style:font-name="Source Sans Pro SemiBold2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Source Sans Pro SemiBold2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loext:opacity="100%" style:font-name="Source Sans Pro SemiBold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loext:opacity="100%" style:font-name="Source Sans Pro SemiBold2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2" fo:font-size="14pt" style:font-size-asian="14pt" style:font-size-complex="14pt"/>
    </style:style>
    <style:style style:name="MT3" style:family="text">
      <style:text-properties fo:color="#ffffff" loext:opacity="100%" style:font-name="Source Sans Pro SemiBold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-amber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50AD31E18259E4E2.svg" xlink:type="simple" xlink:show="embed" xlink:actuate="onLoad" draw:mime-type="image/svg+xml">
          <text:p/>
        </draw:image>
        <draw:image xlink:href="Pictures/10000201000003AF000002128571E62030391294.png" xlink:type="simple" xlink:show="embed" xlink:actuate="onLoad" draw:mime-type="image/png"/>
      </draw:frame>
      <draw:frame presentation:style-name="default-amber-title" draw:layer="backgroundobjects" svg:width="25.191cm" svg:height="2.629cm" svg:x="1.399cm" svg:y="0.627cm" presentation:class="title" presentation:placeholder="true">
        <draw:text-box/>
      </draw:frame>
      <draw:frame presentation:style-name="default-amber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1cm" svg:height="2.629cm" svg:x="1.399cm" svg:y="0.627cm" presentation:class="title" presentation:placeholder="true">
        <draw:text-box/>
      </draw:frame>
      <draw:frame presentation:style-name="default-blue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DB5D9E44070DABAE.svg" xlink:type="simple" xlink:show="embed" xlink:actuate="onLoad" draw:mime-type="image/svg+xml">
          <text:p/>
        </draw:image>
        <draw:image xlink:href="Pictures/10000201000003AF00000212D7870010FF11DEE1.png" xlink:type="simple" xlink:show="embed" xlink:actuate="onLoad" draw:mime-type="image/png"/>
      </draw:frame>
      <draw:frame presentation:style-name="default-cyan-title" draw:layer="backgroundobjects" svg:width="25.191cm" svg:height="2.629cm" svg:x="1.399cm" svg:y="0.627cm" presentation:class="title" presentation:placeholder="true">
        <draw:text-box/>
      </draw:frame>
      <draw:frame presentation:style-name="default-cyan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9F344C7DED782C17.svg" xlink:type="simple" xlink:show="embed" xlink:actuate="onLoad" draw:mime-type="image/svg+xml">
          <text:p/>
        </draw:image>
        <draw:image xlink:href="Pictures/10000201000003AF00000212DC35C32BA4A25EC3.png" xlink:type="simple" xlink:show="embed" xlink:actuate="onLoad" draw:mime-type="image/png"/>
      </draw:frame>
      <draw:frame presentation:style-name="default-deep-orange-title" draw:layer="backgroundobjects" svg:width="25.191cm" svg:height="2.629cm" svg:x="1.399cm" svg:y="0.627cm" presentation:class="title" presentation:placeholder="true">
        <draw:text-box/>
      </draw:frame>
      <draw:frame presentation:style-name="default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1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E337A3C52316F05F.svg" xlink:type="simple" xlink:show="embed" xlink:actuate="onLoad" draw:mime-type="image/svg+xml">
          <text:p/>
        </draw:image>
        <draw:image xlink:href="Pictures/10000201000003AF00000212E9A3DB461861D4B3.png" xlink:type="simple" xlink:show="embed" xlink:actuate="onLoad" draw:mime-type="image/png"/>
      </draw:frame>
      <draw:frame presentation:style-name="default-deep-purple-title" draw:layer="backgroundobjects" svg:width="25.191cm" svg:height="2.629cm" svg:x="1.399cm" svg:y="0.627cm" presentation:class="title" presentation:placeholder="true">
        <draw:text-box/>
      </draw:frame>
      <draw:frame presentation:style-name="default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1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0523A8AAC2CE69B9.svg" xlink:type="simple" xlink:show="embed" xlink:actuate="onLoad" draw:mime-type="image/svg+xml">
          <text:p/>
        </draw:image>
        <draw:image xlink:href="Pictures/10000201000003AF000002127A70176D9A0A0C17.png" xlink:type="simple" xlink:show="embed" xlink:actuate="onLoad" draw:mime-type="image/png"/>
      </draw:frame>
      <draw:frame presentation:style-name="default-green-title" draw:layer="backgroundobjects" svg:width="25.191cm" svg:height="2.629cm" svg:x="1.399cm" svg:y="0.627cm" presentation:class="title" presentation:placeholder="true">
        <draw:text-box/>
      </draw:frame>
      <draw:frame presentation:style-name="default-green-outline1" draw:layer="backgroundobjects" svg:width="25.191cm" svg:height="9.133cm" svg:x="1.399cm" svg:y="3.684cm" presentation:class="outline" presentation:placeholder="true">
        <draw:text-box/>
      </draw:frame>
      <draw:frame presentation:style-name="Mpr1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D053C5D4D25B463B.svg" xlink:type="simple" xlink:show="embed" xlink:actuate="onLoad" draw:mime-type="image/svg+xml">
          <text:p/>
        </draw:image>
        <draw:image xlink:href="Pictures/10000201000003AF0000021226CD7B2ADA73CE47.png" xlink:type="simple" xlink:show="embed" xlink:actuate="onLoad" draw:mime-type="image/png"/>
      </draw:frame>
      <draw:frame presentation:style-name="default-indigo-title" draw:layer="backgroundobjects" svg:width="25.191cm" svg:height="2.629cm" svg:x="1.399cm" svg:y="0.627cm" presentation:class="title" presentation:placeholder="true">
        <draw:text-box/>
      </draw:frame>
      <draw:frame presentation:style-name="default-indigo-outline1" draw:layer="backgroundobjects" svg:width="25.191cm" svg:height="9.133cm" svg:x="1.399cm" svg:y="3.684cm" presentation:class="outline" presentation:placeholder="true">
        <draw:text-box/>
      </draw:frame>
      <draw:frame presentation:style-name="Mpr1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1D99FDD9318611DA.svg" xlink:type="simple" xlink:show="embed" xlink:actuate="onLoad" draw:mime-type="image/svg+xml">
          <text:p/>
        </draw:image>
        <draw:image xlink:href="Pictures/10000201000003AF00000212D0C5073AD085A059.png" xlink:type="simple" xlink:show="embed" xlink:actuate="onLoad" draw:mime-type="image/png"/>
      </draw:frame>
      <draw:frame presentation:style-name="default-light-blue-title" draw:layer="backgroundobjects" svg:width="25.191cm" svg:height="2.629cm" svg:x="1.399cm" svg:y="0.627cm" presentation:class="title" presentation:placeholder="true">
        <draw:text-box/>
      </draw:frame>
      <draw:frame presentation:style-name="default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2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7AB6F898881D1D69.svg" xlink:type="simple" xlink:show="embed" xlink:actuate="onLoad" draw:mime-type="image/svg+xml">
          <text:p/>
        </draw:image>
        <draw:image xlink:href="Pictures/10000201000003AF00000212C4A7433BC80CB02F.png" xlink:type="simple" xlink:show="embed" xlink:actuate="onLoad" draw:mime-type="image/png"/>
      </draw:frame>
      <draw:frame presentation:style-name="default-light-green-title" draw:layer="backgroundobjects" svg:width="25.191cm" svg:height="2.629cm" svg:x="1.399cm" svg:y="0.627cm" presentation:class="title" presentation:placeholder="true">
        <draw:text-box/>
      </draw:frame>
      <draw:frame presentation:style-name="default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2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BAA79A5938FEFEF7.svg" xlink:type="simple" xlink:show="embed" xlink:actuate="onLoad" draw:mime-type="image/svg+xml">
          <text:p/>
        </draw:image>
        <draw:image xlink:href="Pictures/10000201000003AF00000212AE9663BAAC374E7B.png" xlink:type="simple" xlink:show="embed" xlink:actuate="onLoad" draw:mime-type="image/png"/>
      </draw:frame>
      <draw:frame presentation:style-name="default-lime-title" draw:layer="backgroundobjects" svg:width="25.191cm" svg:height="2.629cm" svg:x="1.399cm" svg:y="0.627cm" presentation:class="title" presentation:placeholder="true">
        <draw:text-box/>
      </draw:frame>
      <draw:frame presentation:style-name="default-lime-outline1" draw:layer="backgroundobjects" svg:width="25.191cm" svg:height="9.133cm" svg:x="1.399cm" svg:y="3.684cm" presentation:class="outline" presentation:placeholder="true">
        <draw:text-box/>
      </draw:frame>
      <draw:frame presentation:style-name="Mpr2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48B5D3788F317C96.svg" xlink:type="simple" xlink:show="embed" xlink:actuate="onLoad" draw:mime-type="image/svg+xml">
          <text:p/>
        </draw:image>
        <draw:image xlink:href="Pictures/10000201000003AF00000212FC7683B75297558C.png" xlink:type="simple" xlink:show="embed" xlink:actuate="onLoad" draw:mime-type="image/png"/>
      </draw:frame>
      <draw:frame presentation:style-name="default-orange-title" draw:layer="backgroundobjects" svg:width="25.191cm" svg:height="2.629cm" svg:x="1.399cm" svg:y="0.627cm" presentation:class="title" presentation:placeholder="true">
        <draw:text-box/>
      </draw:frame>
      <draw:frame presentation:style-name="default-orange-outline1" draw:layer="backgroundobjects" svg:width="25.191cm" svg:height="9.133cm" svg:x="1.399cm" svg:y="3.684cm" presentation:class="outline" presentation:placeholder="true">
        <draw:text-box/>
      </draw:frame>
      <draw:frame presentation:style-name="Mpr3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1D81D7753B018AB4.svg" xlink:type="simple" xlink:show="embed" xlink:actuate="onLoad" draw:mime-type="image/svg+xml">
          <text:p/>
        </draw:image>
        <draw:image xlink:href="Pictures/10000201000003AF00000212AA08956B4762F026.png" xlink:type="simple" xlink:show="embed" xlink:actuate="onLoad" draw:mime-type="image/png"/>
      </draw:frame>
      <draw:frame presentation:style-name="default-pink-title" draw:layer="backgroundobjects" svg:width="25.191cm" svg:height="2.629cm" svg:x="1.399cm" svg:y="0.627cm" presentation:class="title" presentation:placeholder="true">
        <draw:text-box/>
      </draw:frame>
      <draw:frame presentation:style-name="default-pink-outline1" draw:layer="backgroundobjects" svg:width="25.191cm" svg:height="9.133cm" svg:x="1.399cm" svg:y="3.684cm" presentation:class="outline" presentation:placeholder="true">
        <draw:text-box/>
      </draw:frame>
      <draw:frame presentation:style-name="Mpr3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44A64F05F8838A41.svg" xlink:type="simple" xlink:show="embed" xlink:actuate="onLoad" draw:mime-type="image/svg+xml">
          <text:p/>
        </draw:image>
        <draw:image xlink:href="Pictures/10000201000003AF00000212F10BC84C08F20C11.png" xlink:type="simple" xlink:show="embed" xlink:actuate="onLoad" draw:mime-type="image/png"/>
      </draw:frame>
      <draw:frame presentation:style-name="default-purple-title" draw:layer="backgroundobjects" svg:width="25.191cm" svg:height="2.629cm" svg:x="1.399cm" svg:y="0.627cm" presentation:class="title" presentation:placeholder="true">
        <draw:text-box/>
      </draw:frame>
      <draw:frame presentation:style-name="default-purple-outline1" draw:layer="backgroundobjects" svg:width="25.191cm" svg:height="9.133cm" svg:x="1.399cm" svg:y="3.684cm" presentation:class="outline" presentation:placeholder="true">
        <draw:text-box/>
      </draw:frame>
      <draw:frame presentation:style-name="Mpr3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21CB1CE2D9F05B89.svg" xlink:type="simple" xlink:show="embed" xlink:actuate="onLoad" draw:mime-type="image/svg+xml">
          <text:p/>
        </draw:image>
        <draw:image xlink:href="Pictures/10000201000003AF000002121DDB7B2927A5C0A0.png" xlink:type="simple" xlink:show="embed" xlink:actuate="onLoad" draw:mime-type="image/png"/>
      </draw:frame>
      <draw:frame presentation:style-name="default-red-title" draw:layer="backgroundobjects" svg:width="25.191cm" svg:height="2.629cm" svg:x="1.399cm" svg:y="0.627cm" presentation:class="title" presentation:placeholder="true">
        <draw:text-box/>
      </draw:frame>
      <draw:frame presentation:style-name="default-red-outline1" draw:layer="backgroundobjects" svg:width="25.191cm" svg:height="9.133cm" svg:x="1.399cm" svg:y="3.684cm" presentation:class="outline" presentation:placeholder="true">
        <draw:text-box/>
      </draw:frame>
      <draw:frame presentation:style-name="Mpr4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0DEE457571145D7F.svg" xlink:type="simple" xlink:show="embed" xlink:actuate="onLoad" draw:mime-type="image/svg+xml">
          <text:p/>
        </draw:image>
        <draw:image xlink:href="Pictures/10000201000003AF00000212CAFCA7792DF39A4B.png" xlink:type="simple" xlink:show="embed" xlink:actuate="onLoad" draw:mime-type="image/png"/>
      </draw:frame>
      <draw:frame presentation:style-name="default-teal-title" draw:layer="backgroundobjects" svg:width="25.191cm" svg:height="2.629cm" svg:x="1.399cm" svg:y="0.627cm" presentation:class="title" presentation:placeholder="true">
        <draw:text-box/>
      </draw:frame>
      <draw:frame presentation:style-name="default-teal-outline1" draw:layer="backgroundobjects" svg:width="25.191cm" svg:height="9.133cm" svg:x="1.399cm" svg:y="3.684cm" presentation:class="outline" presentation:placeholder="true">
        <draw:text-box/>
      </draw:frame>
      <draw:frame presentation:style-name="Mpr4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6A0000A57800005D1F305088FBD2344CED.svg" xlink:type="simple" xlink:show="embed" xlink:actuate="onLoad" draw:mime-type="image/svg+xml">
          <text:p/>
        </draw:image>
        <draw:image xlink:href="Pictures/10000201000003AF000002124502ABC3BC92AA5A.png" xlink:type="simple" xlink:show="embed" xlink:actuate="onLoad" draw:mime-type="image/png"/>
      </draw:frame>
      <draw:frame presentation:style-name="default-yellow-title" draw:layer="backgroundobjects" svg:width="25.191cm" svg:height="2.629cm" svg:x="1.399cm" svg:y="0.627cm" presentation:class="title" presentation:placeholder="true">
        <draw:text-box/>
      </draw:frame>
      <draw:frame presentation:style-name="default-yellow-outline1" draw:layer="backgroundobjects" svg:width="25.191cm" svg:height="9.133cm" svg:x="1.399cm" svg:y="3.684cm" presentation:class="outline" presentation:placeholder="true">
        <draw:text-box/>
      </draw:frame>
      <draw:frame presentation:style-name="Mpr4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FB22C91A12516811.svg" xlink:type="simple" xlink:show="embed" xlink:actuate="onLoad" draw:mime-type="image/svg+xml">
          <text:p/>
        </draw:image>
        <draw:image xlink:href="Pictures/10000201000003AF00000212D32CB6D7E63F8ED5.png" xlink:type="simple" xlink:show="embed" xlink:actuate="onLoad" draw:mime-type="image/png"/>
      </draw:frame>
      <draw:frame presentation:style-name="default-blue-grey-title" draw:layer="backgroundobjects" svg:width="25.191cm" svg:height="2.629cm" svg:x="1.399cm" svg:y="0.627cm" presentation:class="title" presentation:placeholder="true">
        <draw:text-box/>
      </draw:frame>
      <draw:frame presentation:style-name="default-blue-grey-outline1" draw:layer="backgroundobjects" svg:width="25.191cm" svg:height="9.133cm" svg:x="1.399cm" svg:y="3.684cm" presentation:class="outline" presentation:placeholder="true">
        <draw:text-box/>
      </draw:frame>
      <draw:frame presentation:style-name="Mpr4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2010000064000000384F015C5BB945C42DA.png" xlink:type="simple" xlink:show="embed" xlink:actuate="onLoad" draw:mime-type="image/png">
          <text:p/>
        </draw:image>
      </draw:frame>
      <draw:frame presentation:style-name="default-brown-title" draw:layer="backgroundobjects" svg:width="25.191cm" svg:height="2.629cm" svg:x="1.399cm" svg:y="0.627cm" presentation:class="title" presentation:placeholder="true">
        <draw:text-box/>
      </draw:frame>
      <draw:frame presentation:style-name="default-brown-outline1" draw:layer="backgroundobjects" svg:width="25.191cm" svg:height="9.133cm" svg:x="1.399cm" svg:y="3.684cm" presentation:class="outline" presentation:placeholder="true">
        <draw:text-box/>
      </draw:frame>
      <draw:frame presentation:style-name="Mpr5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20100000640000003845D3EC3CFFE8DBAD1.png" xlink:type="simple" xlink:show="embed" xlink:actuate="onLoad" draw:mime-type="image/png">
          <text:p/>
        </draw:image>
      </draw:frame>
      <draw:frame presentation:style-name="default-grey-title" draw:layer="backgroundobjects" svg:width="25.191cm" svg:height="2.629cm" svg:x="1.399cm" svg:y="0.627cm" presentation:class="title" presentation:placeholder="true">
        <draw:text-box/>
      </draw:frame>
      <draw:frame presentation:style-name="default-grey-outline1" draw:layer="backgroundobjects" svg:width="25.191cm" svg:height="9.133cm" svg:x="1.399cm" svg:y="3.684cm" presentation:class="outline" presentation:placeholder="true">
        <draw:text-box/>
      </draw:frame>
      <draw:frame presentation:style-name="Mpr5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9920CDA2E660FCCC.svg" xlink:type="simple" xlink:show="embed" xlink:actuate="onLoad" draw:mime-type="image/svg+xml">
          <text:p/>
        </draw:image>
        <draw:image xlink:href="Pictures/10000201000003AF00000212BB19F3DE5148AFC0.png" xlink:type="simple" xlink:show="embed" xlink:actuate="onLoad" draw:mime-type="image/png"/>
      </draw:frame>
      <draw:frame presentation:style-name="background-amber-title" draw:layer="backgroundobjects" svg:width="25.191cm" svg:height="2.629cm" svg:x="1.399cm" svg:y="0.627cm" presentation:class="title" presentation:placeholder="true">
        <draw:text-box/>
      </draw:frame>
      <draw:frame presentation:style-name="background-amber-outline1" draw:layer="backgroundobjects" svg:width="25.191cm" svg:height="9.133cm" svg:x="1.399cm" svg:y="3.684cm" presentation:class="outline" presentation:placeholder="true">
        <draw:text-box/>
      </draw:frame>
      <draw:frame presentation:style-name="Mpr5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480000A55D00005D054E074021344B3503.svg" xlink:type="simple" xlink:show="embed" xlink:actuate="onLoad" draw:mime-type="image/svg+xml">
          <text:p/>
        </draw:image>
        <draw:image xlink:href="Pictures/10000201000003AF0000021238232474F887BD68.png" xlink:type="simple" xlink:show="embed" xlink:actuate="onLoad" draw:mime-type="image/png"/>
      </draw:frame>
      <draw:frame presentation:style-name="background-blue-title" draw:layer="backgroundobjects" svg:width="25.191cm" svg:height="2.629cm" svg:x="1.399cm" svg:y="0.627cm" presentation:class="title" presentation:placeholder="true">
        <draw:text-box/>
      </draw:frame>
      <draw:frame presentation:style-name="background-blue-outline1" draw:layer="backgroundobjects" svg:width="25.191cm" svg:height="9.133cm" svg:x="1.399cm" svg:y="3.684cm" presentation:class="outline" presentation:placeholder="true">
        <draw:text-box/>
      </draw:frame>
      <draw:frame presentation:style-name="Mpr6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86C4D7DDA382EA07.svg" xlink:type="simple" xlink:show="embed" xlink:actuate="onLoad" draw:mime-type="image/svg+xml">
          <text:p/>
        </draw:image>
        <draw:image xlink:href="Pictures/10000201000003AF000002128C5C0F35956B12D5.png" xlink:type="simple" xlink:show="embed" xlink:actuate="onLoad" draw:mime-type="image/png"/>
      </draw:frame>
      <draw:frame presentation:style-name="background-cyan-title" draw:layer="backgroundobjects" svg:width="25.191cm" svg:height="2.629cm" svg:x="1.399cm" svg:y="0.627cm" presentation:class="title" presentation:placeholder="true">
        <draw:text-box/>
      </draw:frame>
      <draw:frame presentation:style-name="background-cyan-outline1" draw:layer="backgroundobjects" svg:width="25.191cm" svg:height="9.133cm" svg:x="1.399cm" svg:y="3.684cm" presentation:class="outline" presentation:placeholder="true">
        <draw:text-box/>
      </draw:frame>
      <draw:frame presentation:style-name="Mpr6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716D787D2B013A56.svg" xlink:type="simple" xlink:show="embed" xlink:actuate="onLoad" draw:mime-type="image/svg+xml">
          <text:p/>
        </draw:image>
        <draw:image xlink:href="Pictures/10000201000003AF00000212EF142F3719CDE0D0.png" xlink:type="simple" xlink:show="embed" xlink:actuate="onLoad" draw:mime-type="image/png"/>
      </draw:frame>
      <draw:frame presentation:style-name="background-deep-orange-title" draw:layer="backgroundobjects" svg:width="25.191cm" svg:height="2.629cm" svg:x="1.399cm" svg:y="0.627cm" presentation:class="title" presentation:placeholder="true">
        <draw:text-box/>
      </draw:frame>
      <draw:frame presentation:style-name="background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6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4B8DC158C754DB70.svg" xlink:type="simple" xlink:show="embed" xlink:actuate="onLoad" draw:mime-type="image/svg+xml">
          <text:p/>
        </draw:image>
        <draw:image xlink:href="Pictures/10000201000003AF00000212AE8AB71441709BAA.png" xlink:type="simple" xlink:show="embed" xlink:actuate="onLoad" draw:mime-type="image/png"/>
      </draw:frame>
      <draw:frame presentation:style-name="background-deep-purple-title" draw:layer="backgroundobjects" svg:width="25.191cm" svg:height="2.629cm" svg:x="1.399cm" svg:y="0.627cm" presentation:class="title" presentation:placeholder="true">
        <draw:text-box/>
      </draw:frame>
      <draw:frame presentation:style-name="background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7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2010000064000000384610DA3B95B933C77.png" xlink:type="simple" xlink:show="embed" xlink:actuate="onLoad" draw:mime-type="image/png">
          <text:p/>
        </draw:image>
      </draw:frame>
      <draw:frame presentation:style-name="background-green-title" draw:layer="backgroundobjects" svg:width="25.191cm" svg:height="2.629cm" svg:x="1.399cm" svg:y="0.627cm" presentation:class="title" presentation:placeholder="true">
        <draw:text-box/>
      </draw:frame>
      <draw:frame presentation:style-name="background-green-outline1" draw:layer="backgroundobjects" svg:width="25.191cm" svg:height="9.133cm" svg:x="1.399cm" svg:y="3.684cm" presentation:class="outline" presentation:placeholder="true">
        <draw:text-box/>
      </draw:frame>
      <draw:frame presentation:style-name="Mpr73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office:forms form:automatic-focus="false" form:apply-design-mode="false"/>
      <draw:frame draw:style-name="Mgr3" draw:text-style-name="MP5" draw:layer="backgroundobjects" svg:width="28.007cm" svg:height="15.848cm" svg:x="0cm" svg:y="0cm">
        <draw:image xlink:href="Pictures/10000CA50000A55D00005D0509F8AC7994D827EC.svg" xlink:type="simple" xlink:show="embed" xlink:actuate="onLoad" draw:mime-type="image/svg+xml">
          <text:p/>
        </draw:image>
        <draw:image xlink:href="Pictures/10000201000003AF00000212790050DE7E49FFB4.png" xlink:type="simple" xlink:show="embed" xlink:actuate="onLoad" draw:mime-type="image/png"/>
      </draw:frame>
      <draw:frame presentation:style-name="background-indigo-title" draw:layer="backgroundobjects" svg:width="25.191cm" svg:height="2.629cm" svg:x="1.399cm" svg:y="0.627cm" presentation:class="title" presentation:placeholder="true">
        <draw:text-box/>
      </draw:frame>
      <draw:frame presentation:style-name="background-indigo-outline1" draw:layer="backgroundobjects" svg:width="25.191cm" svg:height="9.133cm" svg:x="1.399cm" svg:y="3.684cm" presentation:class="outline" presentation:placeholder="true">
        <draw:text-box/>
      </draw:frame>
      <draw:frame presentation:style-name="Mpr7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B11829311667CC4B.svg" xlink:type="simple" xlink:show="embed" xlink:actuate="onLoad" draw:mime-type="image/svg+xml">
          <text:p/>
        </draw:image>
        <draw:image xlink:href="Pictures/10000201000003AF0000021251D9A6654EF53049.png" xlink:type="simple" xlink:show="embed" xlink:actuate="onLoad" draw:mime-type="image/png"/>
      </draw:frame>
      <draw:frame presentation:style-name="background-light-blue-title" draw:layer="backgroundobjects" svg:width="25.191cm" svg:height="2.629cm" svg:x="1.399cm" svg:y="0.627cm" presentation:class="title" presentation:placeholder="true">
        <draw:text-box/>
      </draw:frame>
      <draw:frame presentation:style-name="background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7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.082cm" svg:y="0.04cm">
        <draw:image xlink:href="Pictures/10000C570000A55D00005D0531A5FB31EFAA0624.svg" xlink:type="simple" xlink:show="embed" xlink:actuate="onLoad" draw:mime-type="image/svg+xml">
          <text:p/>
        </draw:image>
        <draw:image xlink:href="Pictures/10000201000003AF0000021228360C4A1D97BBD7.png" xlink:type="simple" xlink:show="embed" xlink:actuate="onLoad" draw:mime-type="image/png"/>
      </draw:frame>
      <draw:frame presentation:style-name="background-light-green-title" draw:layer="backgroundobjects" svg:width="25.191cm" svg:height="2.629cm" svg:x="1.399cm" svg:y="0.627cm" presentation:class="title" presentation:placeholder="true">
        <draw:text-box/>
      </draw:frame>
      <draw:frame presentation:style-name="background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8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8B0000A55D00005D05141484838C79B6B3.svg" xlink:type="simple" xlink:show="embed" xlink:actuate="onLoad" draw:mime-type="image/svg+xml">
          <text:p/>
        </draw:image>
        <draw:image xlink:href="Pictures/10000201000003AF0000021273B35264C052CFDB.png" xlink:type="simple" xlink:show="embed" xlink:actuate="onLoad" draw:mime-type="image/png"/>
      </draw:frame>
      <draw:frame presentation:style-name="background-lime-title" draw:layer="backgroundobjects" svg:width="25.191cm" svg:height="2.629cm" svg:x="1.399cm" svg:y="0.627cm" presentation:class="title" presentation:placeholder="true">
        <draw:text-box/>
      </draw:frame>
      <draw:frame presentation:style-name="background-lime-outline1" draw:layer="backgroundobjects" svg:width="25.191cm" svg:height="9.133cm" svg:x="1.399cm" svg:y="3.684cm" presentation:class="outline" presentation:placeholder="true">
        <draw:text-box/>
      </draw:frame>
      <draw:frame presentation:style-name="Mpr8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5D00005D05D24E5E9733F7453C.svg" xlink:type="simple" xlink:show="embed" xlink:actuate="onLoad" draw:mime-type="image/svg+xml">
          <text:p/>
        </draw:image>
        <draw:image xlink:href="Pictures/10000201000003AF0000021256B51354775EE203.png" xlink:type="simple" xlink:show="embed" xlink:actuate="onLoad" draw:mime-type="image/png"/>
      </draw:frame>
      <draw:frame presentation:style-name="background-orange-title" draw:layer="backgroundobjects" svg:width="25.191cm" svg:height="2.629cm" svg:x="1.399cm" svg:y="0.627cm" presentation:class="title" presentation:placeholder="true">
        <draw:text-box/>
      </draw:frame>
      <draw:frame presentation:style-name="background-orange-outline1" draw:layer="backgroundobjects" svg:width="25.191cm" svg:height="9.133cm" svg:x="1.399cm" svg:y="3.684cm" presentation:class="outline" presentation:placeholder="true">
        <draw:text-box/>
      </draw:frame>
      <draw:frame presentation:style-name="Mpr88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A1C64CCAAD068CB0.svg" xlink:type="simple" xlink:show="embed" xlink:actuate="onLoad" draw:mime-type="image/svg+xml">
          <text:p/>
        </draw:image>
        <draw:image xlink:href="Pictures/10000201000003AF00000212C60A1A8FF03EC8D5.png" xlink:type="simple" xlink:show="embed" xlink:actuate="onLoad" draw:mime-type="image/png"/>
      </draw:frame>
      <draw:frame presentation:style-name="background-pink-title" draw:layer="backgroundobjects" svg:width="25.191cm" svg:height="2.629cm" svg:x="1.399cm" svg:y="0.627cm" presentation:class="title" presentation:placeholder="true">
        <draw:text-box/>
      </draw:frame>
      <draw:frame presentation:style-name="background-pink-outline1" draw:layer="backgroundobjects" svg:width="25.191cm" svg:height="9.133cm" svg:x="1.399cm" svg:y="3.684cm" presentation:class="outline" presentation:placeholder="true">
        <draw:text-box/>
      </draw:frame>
      <draw:frame presentation:style-name="Mpr9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37DD848E31C52994.svg" xlink:type="simple" xlink:show="embed" xlink:actuate="onLoad" draw:mime-type="image/svg+xml">
          <text:p/>
        </draw:image>
        <draw:image xlink:href="Pictures/10000201000003AF00000212D11AF2D84176FA9C.png" xlink:type="simple" xlink:show="embed" xlink:actuate="onLoad" draw:mime-type="image/png"/>
      </draw:frame>
      <draw:frame presentation:style-name="background-purple-title" draw:layer="backgroundobjects" svg:width="25.191cm" svg:height="2.629cm" svg:x="1.399cm" svg:y="0.627cm" presentation:class="title" presentation:placeholder="true">
        <draw:text-box/>
      </draw:frame>
      <draw:frame presentation:style-name="background-purple-outline1" draw:layer="backgroundobjects" svg:width="25.191cm" svg:height="9.133cm" svg:x="1.399cm" svg:y="3.684cm" presentation:class="outline" presentation:placeholder="true">
        <draw:text-box/>
      </draw:frame>
      <draw:frame presentation:style-name="Mpr9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7D1CB25F46B54EC1.svg" xlink:type="simple" xlink:show="embed" xlink:actuate="onLoad" draw:mime-type="image/svg+xml">
          <text:p/>
        </draw:image>
        <draw:image xlink:href="Pictures/10000201000003AF00000212D372FAF56FDF165E.png" xlink:type="simple" xlink:show="embed" xlink:actuate="onLoad" draw:mime-type="image/png"/>
      </draw:frame>
      <draw:frame presentation:style-name="background-red-title" draw:layer="backgroundobjects" svg:width="25.191cm" svg:height="2.629cm" svg:x="1.399cm" svg:y="0.627cm" presentation:class="title" presentation:placeholder="true">
        <draw:text-box/>
      </draw:frame>
      <draw:frame presentation:style-name="background-red-outline1" draw:layer="backgroundobjects" svg:width="25.191cm" svg:height="9.133cm" svg:x="1.399cm" svg:y="3.684cm" presentation:class="outline" presentation:placeholder="true">
        <draw:text-box/>
      </draw:frame>
      <draw:frame presentation:style-name="Mpr9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429240F0C5E07B5E.svg" xlink:type="simple" xlink:show="embed" xlink:actuate="onLoad" draw:mime-type="image/svg+xml">
          <text:p/>
        </draw:image>
        <draw:image xlink:href="Pictures/10000201000003AF0000021272C735421DC3F72E.png" xlink:type="simple" xlink:show="embed" xlink:actuate="onLoad" draw:mime-type="image/png"/>
      </draw:frame>
      <draw:frame presentation:style-name="background-teal-title" draw:layer="backgroundobjects" svg:width="25.191cm" svg:height="2.629cm" svg:x="1.399cm" svg:y="0.627cm" presentation:class="title" presentation:placeholder="true">
        <draw:text-box/>
      </draw:frame>
      <draw:frame presentation:style-name="background-teal-outline1" draw:layer="backgroundobjects" svg:width="25.191cm" svg:height="9.133cm" svg:x="1.399cm" svg:y="3.684cm" presentation:class="outline" presentation:placeholder="true">
        <draw:text-box/>
      </draw:frame>
      <draw:frame presentation:style-name="Mpr10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5D00005D0517196A5A89423381.svg" xlink:type="simple" xlink:show="embed" xlink:actuate="onLoad" draw:mime-type="image/svg+xml">
          <text:p/>
        </draw:image>
        <draw:image xlink:href="Pictures/10000201000003AF0000021206DA133A75CCD106.png" xlink:type="simple" xlink:show="embed" xlink:actuate="onLoad" draw:mime-type="image/png"/>
      </draw:frame>
      <draw:frame presentation:style-name="background-yellow-title" draw:layer="backgroundobjects" svg:width="25.191cm" svg:height="2.629cm" svg:x="1.399cm" svg:y="0.627cm" presentation:class="title" presentation:placeholder="true">
        <draw:text-box/>
      </draw:frame>
      <draw:frame presentation:style-name="background-yellow-outline1" draw:layer="backgroundobjects" svg:width="25.191cm" svg:height="9.133cm" svg:x="1.399cm" svg:y="3.684cm" presentation:class="outline" presentation:placeholder="true">
        <draw:text-box/>
      </draw:frame>
      <draw:frame presentation:style-name="Mpr10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.04cm">
        <draw:image xlink:href="Pictures/10000CA40000A55D00005D059FDB0C75D48DF2AC.svg" xlink:type="simple" xlink:show="embed" xlink:actuate="onLoad" draw:mime-type="image/svg+xml">
          <text:p/>
        </draw:image>
        <draw:image xlink:href="Pictures/10000201000003AF00000212DAFB0EF84B03EB61.png" xlink:type="simple" xlink:show="embed" xlink:actuate="onLoad" draw:mime-type="image/png"/>
      </draw:frame>
      <draw:frame presentation:style-name="background-blue-grey-title" draw:layer="backgroundobjects" svg:width="25.191cm" svg:height="2.629cm" svg:x="1.399cm" svg:y="0.627cm" presentation:class="title" presentation:placeholder="true">
        <draw:text-box/>
      </draw:frame>
      <draw:frame presentation:style-name="background-blue-grey-outline1" draw:layer="backgroundobjects" svg:width="25.191cm" svg:height="9.133cm" svg:x="1.399cm" svg:y="3.684cm" presentation:class="outline" presentation:placeholder="true">
        <draw:text-box/>
      </draw:frame>
      <draw:frame presentation:style-name="Mpr10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5D00005D0518131B57E128C958.svg" xlink:type="simple" xlink:show="embed" xlink:actuate="onLoad" draw:mime-type="image/svg+xml">
          <text:p/>
        </draw:image>
        <draw:image xlink:href="Pictures/10000201000003AF00000212A7A314DB8F4463F5.png" xlink:type="simple" xlink:show="embed" xlink:actuate="onLoad" draw:mime-type="image/png"/>
      </draw:frame>
      <draw:frame presentation:style-name="background-brown-title" draw:layer="backgroundobjects" svg:width="25.191cm" svg:height="2.629cm" svg:x="1.399cm" svg:y="0.627cm" presentation:class="title" presentation:placeholder="true">
        <draw:text-box/>
      </draw:frame>
      <draw:frame presentation:style-name="background-brown-outline1" draw:layer="backgroundobjects" svg:width="25.191cm" svg:height="9.133cm" svg:x="1.399cm" svg:y="3.684cm" presentation:class="outline" presentation:placeholder="true">
        <draw:text-box/>
      </draw:frame>
      <draw:frame presentation:style-name="Mpr10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2">
      <office:forms form:automatic-focus="false" form:apply-design-mode="false"/>
      <draw:frame draw:style-name="Mgr3" draw:text-style-name="MP5" draw:layer="backgroundobjects" svg:width="28.007cm" svg:height="15.695cm" svg:x="0cm" svg:y="0cm">
        <draw:image xlink:href="Pictures/1000020100000640000003843781C0C5D2D64797.png" xlink:type="simple" xlink:show="embed" xlink:actuate="onLoad" draw:mime-type="image/png">
          <text:p/>
        </draw:image>
      </draw:frame>
      <draw:frame presentation:style-name="background-grey-title" draw:layer="backgroundobjects" svg:width="25.191cm" svg:height="2.629cm" svg:x="1.399cm" svg:y="0.627cm" presentation:class="title" presentation:placeholder="true">
        <draw:text-box/>
      </draw:frame>
      <draw:frame presentation:style-name="background-grey-outline1" draw:layer="backgroundobjects" svg:width="25.191cm" svg:height="9.133cm" svg:x="1.399cm" svg:y="3.684cm" presentation:class="outline" presentation:placeholder="true">
        <draw:text-box/>
      </draw:frame>
      <draw:frame presentation:style-name="Mpr11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35797DA2EC0E81A.svg" xlink:type="simple" xlink:show="embed" xlink:actuate="onLoad" draw:mime-type="image/svg+xml">
          <text:p/>
        </draw:image>
        <draw:image xlink:href="Pictures/10000201000003AF000002122446B8E9D59ABC34.png" xlink:type="simple" xlink:show="embed" xlink:actuate="onLoad" draw:mime-type="image/png"/>
      </draw:frame>
      <draw:frame presentation:style-name="single-amber-title" draw:layer="backgroundobjects" svg:width="25.138cm" svg:height="2.54cm" svg:x="1.399cm" svg:y="6.095cm" presentation:class="title" presentation:placeholder="true">
        <draw:text-box/>
      </draw:frame>
      <draw:frame presentation:style-name="single-amber-outline1" draw:layer="backgroundobjects" svg:width="25.138cm" svg:height="5.079cm" svg:x="1.399cm" svg:y="8.888cm" presentation:class="outline" presentation:placeholder="true">
        <draw:text-box/>
      </draw:frame>
      <draw:frame presentation:style-name="Mpr11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E6279C3E56C2B109.png" xlink:type="simple" xlink:show="embed" xlink:actuate="onLoad" draw:mime-type="image/png">
          <text:p/>
        </draw:image>
      </draw:frame>
      <draw:frame presentation:style-name="single-blue-title" draw:layer="backgroundobjects" svg:width="25.138cm" svg:height="2.54cm" svg:x="1.399cm" svg:y="6.095cm" presentation:class="title" presentation:placeholder="true">
        <draw:text-box/>
      </draw:frame>
      <draw:frame presentation:style-name="single-blue-outline1" draw:layer="backgroundobjects" svg:width="25.138cm" svg:height="5.079cm" svg:x="1.399cm" svg:y="8.888cm" presentation:class="outline" presentation:placeholder="true">
        <draw:text-box/>
      </draw:frame>
      <draw:frame presentation:style-name="Mpr11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7995A6F53CCD54A6.png" xlink:type="simple" xlink:show="embed" xlink:actuate="onLoad" draw:mime-type="image/png">
          <text:p/>
        </draw:image>
      </draw:frame>
      <draw:frame presentation:style-name="single-cyan-title" draw:layer="backgroundobjects" svg:width="25.138cm" svg:height="2.54cm" svg:x="1.399cm" svg:y="6.095cm" presentation:class="title" presentation:placeholder="true">
        <draw:text-box/>
      </draw:frame>
      <draw:frame presentation:style-name="single-cyan-outline1" draw:layer="backgroundobjects" svg:width="25.138cm" svg:height="5.079cm" svg:x="1.399cm" svg:y="8.888cm" presentation:class="outline" presentation:placeholder="true">
        <draw:text-box/>
      </draw:frame>
      <draw:frame presentation:style-name="Mpr12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703E0C5A908DB5D.svg" xlink:type="simple" xlink:show="embed" xlink:actuate="onLoad" draw:mime-type="image/svg+xml">
          <text:p/>
        </draw:image>
        <draw:image xlink:href="Pictures/10000201000003AF00000212F3E753A186FE7FCD.png" xlink:type="simple" xlink:show="embed" xlink:actuate="onLoad" draw:mime-type="image/png"/>
      </draw:frame>
      <draw:frame presentation:style-name="single-deep-orange-title" draw:layer="backgroundobjects" svg:width="25.138cm" svg:height="2.54cm" svg:x="1.399cm" svg:y="6.095cm" presentation:class="title" presentation:placeholder="true">
        <draw:text-box/>
      </draw:frame>
      <draw:frame presentation:style-name="single-deep-orange-outline1" draw:layer="backgroundobjects" svg:width="25.138cm" svg:height="5.079cm" svg:x="1.399cm" svg:y="8.888cm" presentation:class="outline" presentation:placeholder="true">
        <draw:text-box/>
      </draw:frame>
      <draw:frame presentation:style-name="Mpr12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EE2D95815D777B9.svg" xlink:type="simple" xlink:show="embed" xlink:actuate="onLoad" draw:mime-type="image/svg+xml">
          <text:p/>
        </draw:image>
        <draw:image xlink:href="Pictures/10000201000003AF0000021280D2AEC0D7D78807.png" xlink:type="simple" xlink:show="embed" xlink:actuate="onLoad" draw:mime-type="image/png"/>
      </draw:frame>
      <draw:frame presentation:style-name="single-deep-purple-title" draw:layer="backgroundobjects" svg:width="25.138cm" svg:height="2.54cm" svg:x="1.399cm" svg:y="6.095cm" presentation:class="title" presentation:placeholder="true">
        <draw:text-box/>
      </draw:frame>
      <draw:frame presentation:style-name="single-deep-purple-outline1" draw:layer="backgroundobjects" svg:width="25.138cm" svg:height="5.079cm" svg:x="1.399cm" svg:y="8.888cm" presentation:class="outline" presentation:placeholder="true">
        <draw:text-box/>
      </draw:frame>
      <draw:frame presentation:style-name="Mpr12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2B7F80BAA04A6CB.svg" xlink:type="simple" xlink:show="embed" xlink:actuate="onLoad" draw:mime-type="image/svg+xml">
          <text:p/>
        </draw:image>
        <draw:image xlink:href="Pictures/10000201000003AF000002127A570160FA4E36A1.png" xlink:type="simple" xlink:show="embed" xlink:actuate="onLoad" draw:mime-type="image/png"/>
      </draw:frame>
      <draw:frame presentation:style-name="single-green-title" draw:layer="backgroundobjects" svg:width="25.138cm" svg:height="2.54cm" svg:x="1.399cm" svg:y="6.095cm" presentation:class="title" presentation:placeholder="true">
        <draw:text-box/>
      </draw:frame>
      <draw:frame presentation:style-name="single-green-outline1" draw:layer="backgroundobjects" svg:width="25.138cm" svg:height="5.079cm" svg:x="1.399cm" svg:y="8.888cm" presentation:class="outline" presentation:placeholder="true">
        <draw:text-box/>
      </draw:frame>
      <draw:frame presentation:style-name="Mpr13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22537EABAAD4E1.svg" xlink:type="simple" xlink:show="embed" xlink:actuate="onLoad" draw:mime-type="image/svg+xml">
          <text:p/>
        </draw:image>
        <draw:image xlink:href="Pictures/10000201000003AF000002126AD10CAB140FC316.png" xlink:type="simple" xlink:show="embed" xlink:actuate="onLoad" draw:mime-type="image/png"/>
      </draw:frame>
      <draw:frame presentation:style-name="single-indigo-title" draw:layer="backgroundobjects" svg:width="25.138cm" svg:height="2.54cm" svg:x="1.399cm" svg:y="6.095cm" presentation:class="title" presentation:placeholder="true">
        <draw:text-box/>
      </draw:frame>
      <draw:frame presentation:style-name="single-indigo-outline1" draw:layer="backgroundobjects" svg:width="25.138cm" svg:height="5.079cm" svg:x="1.399cm" svg:y="8.888cm" presentation:class="outline" presentation:placeholder="true">
        <draw:text-box/>
      </draw:frame>
      <draw:frame presentation:style-name="Mpr13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3A70DFEA83808E12.svg" xlink:type="simple" xlink:show="embed" xlink:actuate="onLoad" draw:mime-type="image/svg+xml">
          <text:p/>
        </draw:image>
        <draw:image xlink:href="Pictures/10000201000003AF0000021244F1EFFBE7F0D206.png" xlink:type="simple" xlink:show="embed" xlink:actuate="onLoad" draw:mime-type="image/png"/>
      </draw:frame>
      <draw:frame presentation:style-name="single-light-blue-title" draw:layer="backgroundobjects" svg:width="25.138cm" svg:height="2.54cm" svg:x="1.399cm" svg:y="6.095cm" presentation:class="title" presentation:placeholder="true">
        <draw:text-box/>
      </draw:frame>
      <draw:frame presentation:style-name="single-light-blue-outline1" draw:layer="backgroundobjects" svg:width="25.138cm" svg:height="5.079cm" svg:x="1.399cm" svg:y="8.888cm" presentation:class="outline" presentation:placeholder="true">
        <draw:text-box/>
      </draw:frame>
      <draw:frame presentation:style-name="Mpr13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8539BF999A2E3A26.svg" xlink:type="simple" xlink:show="embed" xlink:actuate="onLoad" draw:mime-type="image/svg+xml">
          <text:p/>
        </draw:image>
        <draw:image xlink:href="Pictures/10000201000003AF00000212542D776AD38D8D89.png" xlink:type="simple" xlink:show="embed" xlink:actuate="onLoad" draw:mime-type="image/png"/>
      </draw:frame>
      <draw:frame presentation:style-name="single-light-green-title" draw:layer="backgroundobjects" svg:width="25.138cm" svg:height="2.54cm" svg:x="1.399cm" svg:y="6.095cm" presentation:class="title" presentation:placeholder="true">
        <draw:text-box/>
      </draw:frame>
      <draw:frame presentation:style-name="single-light-green-outline1" draw:layer="backgroundobjects" svg:width="25.138cm" svg:height="5.079cm" svg:x="1.399cm" svg:y="8.888cm" presentation:class="outline" presentation:placeholder="true">
        <draw:text-box/>
      </draw:frame>
      <draw:frame presentation:style-name="Mpr139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2cm" svg:height="1.085cm" svg:x="9.572cm" svg:y="14.346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C3286C97532D1D4.svg" xlink:type="simple" xlink:show="embed" xlink:actuate="onLoad" draw:mime-type="image/svg+xml">
          <text:p/>
        </draw:image>
        <draw:image xlink:href="Pictures/10000201000003AF00000212860108EA2A9520AA.png" xlink:type="simple" xlink:show="embed" xlink:actuate="onLoad" draw:mime-type="image/png"/>
      </draw:frame>
      <draw:frame presentation:style-name="single-lime-title" draw:layer="backgroundobjects" svg:width="25.138cm" svg:height="3.556cm" svg:x="1.399cm" svg:y="6.095cm" presentation:class="title" presentation:placeholder="true">
        <draw:text-box/>
      </draw:frame>
      <draw:frame presentation:style-name="single-lime-outline1" draw:layer="backgroundobjects" svg:width="25.138cm" svg:height="5.079cm" svg:x="1.399cm" svg:y="8.888cm" presentation:class="outline" presentation:placeholder="true">
        <draw:text-box/>
      </draw:frame>
      <draw:frame presentation:style-name="Mpr14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8CF34E24AD901FB.svg" xlink:type="simple" xlink:show="embed" xlink:actuate="onLoad" draw:mime-type="image/svg+xml">
          <text:p/>
        </draw:image>
        <draw:image xlink:href="Pictures/10000201000003AF00000212E12ABD580F25AACF.png" xlink:type="simple" xlink:show="embed" xlink:actuate="onLoad" draw:mime-type="image/png"/>
      </draw:frame>
      <draw:frame presentation:style-name="single-orange-title" draw:layer="backgroundobjects" svg:width="25.138cm" svg:height="2.54cm" svg:x="1.399cm" svg:y="6.095cm" presentation:class="title" presentation:placeholder="true">
        <draw:text-box/>
      </draw:frame>
      <draw:frame presentation:style-name="single-orange-outline1" draw:layer="backgroundobjects" svg:width="25.138cm" svg:height="5.079cm" svg:x="1.399cm" svg:y="8.888cm" presentation:class="outline" presentation:placeholder="true">
        <draw:text-box/>
      </draw:frame>
      <draw:frame presentation:style-name="Mpr14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F5CE29FCE60D225.svg" xlink:type="simple" xlink:show="embed" xlink:actuate="onLoad" draw:mime-type="image/svg+xml">
          <text:p/>
        </draw:image>
        <draw:image xlink:href="Pictures/10000201000003AF00000212EA2CF0902BE0AF19.png" xlink:type="simple" xlink:show="embed" xlink:actuate="onLoad" draw:mime-type="image/png"/>
      </draw:frame>
      <draw:frame presentation:style-name="single-pink-title" draw:layer="backgroundobjects" svg:width="25.138cm" svg:height="2.54cm" svg:x="1.399cm" svg:y="6.095cm" presentation:class="title" presentation:placeholder="true">
        <draw:text-box/>
      </draw:frame>
      <draw:frame presentation:style-name="single-pink-outline1" draw:layer="backgroundobjects" svg:width="25.138cm" svg:height="5.079cm" svg:x="1.399cm" svg:y="8.888cm" presentation:class="outline" presentation:placeholder="true">
        <draw:text-box/>
      </draw:frame>
      <draw:frame presentation:style-name="Mpr14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D7D6A7E2A28E0E8E.png" xlink:type="simple" xlink:show="embed" xlink:actuate="onLoad" draw:mime-type="image/png">
          <text:p/>
        </draw:image>
      </draw:frame>
      <draw:frame presentation:style-name="single-purple-title" draw:layer="backgroundobjects" svg:width="25.138cm" svg:height="2.54cm" svg:x="1.399cm" svg:y="6.095cm" presentation:class="title" presentation:placeholder="true">
        <draw:text-box/>
      </draw:frame>
      <draw:frame presentation:style-name="single-purple-outline1" draw:layer="backgroundobjects" svg:width="25.138cm" svg:height="5.079cm" svg:x="1.399cm" svg:y="8.888cm" presentation:class="outline" presentation:placeholder="true">
        <draw:text-box/>
      </draw:frame>
      <draw:frame presentation:style-name="Mpr15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025E95CC70C07F5.svg" xlink:type="simple" xlink:show="embed" xlink:actuate="onLoad" draw:mime-type="image/svg+xml">
          <text:p/>
        </draw:image>
        <draw:image xlink:href="Pictures/10000201000003AF00000212714F3B780AD1287F.png" xlink:type="simple" xlink:show="embed" xlink:actuate="onLoad" draw:mime-type="image/png"/>
      </draw:frame>
      <draw:frame presentation:style-name="single-red-title" draw:layer="backgroundobjects" svg:width="25.138cm" svg:height="2.54cm" svg:x="1.399cm" svg:y="6.095cm" presentation:class="title" presentation:placeholder="true">
        <draw:text-box/>
      </draw:frame>
      <draw:frame presentation:style-name="single-red-outline1" draw:layer="backgroundobjects" svg:width="25.138cm" svg:height="5.079cm" svg:x="1.399cm" svg:y="8.888cm" presentation:class="outline" presentation:placeholder="true">
        <draw:text-box/>
      </draw:frame>
      <draw:frame presentation:style-name="Mpr15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7D5BEC418FB92D.svg" xlink:type="simple" xlink:show="embed" xlink:actuate="onLoad" draw:mime-type="image/svg+xml">
          <text:p/>
        </draw:image>
        <draw:image xlink:href="Pictures/10000201000003AF0000021295E300A6F36EDD96.png" xlink:type="simple" xlink:show="embed" xlink:actuate="onLoad" draw:mime-type="image/png"/>
      </draw:frame>
      <draw:frame presentation:style-name="single-teal-title" draw:layer="backgroundobjects" svg:width="25.138cm" svg:height="2.54cm" svg:x="1.399cm" svg:y="6.095cm" presentation:class="title" presentation:placeholder="true">
        <draw:text-box/>
      </draw:frame>
      <draw:frame presentation:style-name="single-teal-outline1" draw:layer="backgroundobjects" svg:width="25.138cm" svg:height="5.079cm" svg:x="1.399cm" svg:y="8.888cm" presentation:class="outline" presentation:placeholder="true">
        <draw:text-box/>
      </draw:frame>
      <draw:frame presentation:style-name="Mpr15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789BA342ACCCEDE.svg" xlink:type="simple" xlink:show="embed" xlink:actuate="onLoad" draw:mime-type="image/svg+xml">
          <text:p/>
        </draw:image>
        <draw:image xlink:href="Pictures/10000201000003AF000002125E015AC354E619F2.png" xlink:type="simple" xlink:show="embed" xlink:actuate="onLoad" draw:mime-type="image/png"/>
      </draw:frame>
      <draw:frame presentation:style-name="single-yellow-title" draw:layer="backgroundobjects" svg:width="25.138cm" svg:height="2.54cm" svg:x="1.399cm" svg:y="6.095cm" presentation:class="title" presentation:placeholder="true">
        <draw:text-box/>
      </draw:frame>
      <draw:frame presentation:style-name="single-yellow-outline1" draw:layer="backgroundobjects" svg:width="25.138cm" svg:height="5.079cm" svg:x="1.399cm" svg:y="8.888cm" presentation:class="outline" presentation:placeholder="true">
        <draw:text-box/>
      </draw:frame>
      <draw:frame presentation:style-name="Mpr16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8D1B6FD7036E2A6.svg" xlink:type="simple" xlink:show="embed" xlink:actuate="onLoad" draw:mime-type="image/svg+xml">
          <text:p/>
        </draw:image>
        <draw:image xlink:href="Pictures/10000201000003AF0000021274229980A1E0D307.png" xlink:type="simple" xlink:show="embed" xlink:actuate="onLoad" draw:mime-type="image/png"/>
      </draw:frame>
      <draw:frame presentation:style-name="single-blue-grey-title" draw:layer="backgroundobjects" svg:width="25.138cm" svg:height="2.54cm" svg:x="1.399cm" svg:y="6.095cm" presentation:class="title" presentation:placeholder="true">
        <draw:text-box/>
      </draw:frame>
      <draw:frame presentation:style-name="single-blue-grey-outline1" draw:layer="backgroundobjects" svg:width="25.138cm" svg:height="5.079cm" svg:x="1.399cm" svg:y="8.888cm" presentation:class="outline" presentation:placeholder="true">
        <draw:text-box/>
      </draw:frame>
      <draw:frame presentation:style-name="Mpr16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2C436B3B6A80344.svg" xlink:type="simple" xlink:show="embed" xlink:actuate="onLoad" draw:mime-type="image/svg+xml">
          <text:p/>
        </draw:image>
        <draw:image xlink:href="Pictures/10000201000003AF000002126AB3F6CD0A184B2C.png" xlink:type="simple" xlink:show="embed" xlink:actuate="onLoad" draw:mime-type="image/png"/>
      </draw:frame>
      <draw:frame presentation:style-name="single-brown-title" draw:layer="backgroundobjects" svg:width="25.138cm" svg:height="2.54cm" svg:x="1.399cm" svg:y="6.095cm" presentation:class="title" presentation:placeholder="true">
        <draw:text-box/>
      </draw:frame>
      <draw:frame presentation:style-name="single-brown-outline1" draw:layer="backgroundobjects" svg:width="25.138cm" svg:height="5.079cm" svg:x="1.399cm" svg:y="8.888cm" presentation:class="outline" presentation:placeholder="true">
        <draw:text-box/>
      </draw:frame>
      <draw:frame presentation:style-name="Mpr16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6C108EFC5E4862A.svg" xlink:type="simple" xlink:show="embed" xlink:actuate="onLoad" draw:mime-type="image/svg+xml">
          <text:p/>
        </draw:image>
        <draw:image xlink:href="Pictures/10000201000003AF000002128164068375E071C2.png" xlink:type="simple" xlink:show="embed" xlink:actuate="onLoad" draw:mime-type="image/png"/>
      </draw:frame>
      <draw:frame presentation:style-name="single-grey-title" draw:layer="backgroundobjects" svg:width="25.138cm" svg:height="2.54cm" svg:x="1.399cm" svg:y="6.095cm" presentation:class="title" presentation:placeholder="true">
        <draw:text-box/>
      </draw:frame>
      <draw:frame presentation:style-name="single-grey-outline1" draw:layer="backgroundobjects" svg:width="25.138cm" svg:height="5.079cm" svg:x="1.399cm" svg:y="8.888cm" presentation:class="outline" presentation:placeholder="true">
        <draw:text-box/>
      </draw:frame>
      <draw:frame presentation:style-name="Mpr16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30000A57800005D1F091E86E2386821AC.svg" xlink:type="simple" xlink:show="embed" xlink:actuate="onLoad" draw:mime-type="image/svg+xml">
          <text:p/>
        </draw:image>
        <draw:image xlink:href="Pictures/10000201000003AF000002124FB3623B06064AFB.png" xlink:type="simple" xlink:show="embed" xlink:actuate="onLoad" draw:mime-type="image/png"/>
      </draw:frame>
      <draw:frame presentation:style-name="image-amber-title" draw:layer="backgroundobjects" svg:width="8.887cm" svg:height="2.54cm" svg:x="17.774cm" svg:y="1.777cm" presentation:class="title" presentation:placeholder="true">
        <draw:text-box/>
      </draw:frame>
      <draw:frame presentation:style-name="image-amber-outline1" draw:layer="backgroundobjects" svg:width="10.157cm" svg:height="9.133cm" svg:x="16.504cm" svg:y="4.571cm" presentation:class="outline" presentation:placeholder="true">
        <draw:text-box/>
      </draw:frame>
      <draw:frame presentation:style-name="Mpr17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30000A57800005D1F3CE17DF78BA88CBC.svg" xlink:type="simple" xlink:show="embed" xlink:actuate="onLoad" draw:mime-type="image/svg+xml">
          <text:p/>
        </draw:image>
        <draw:image xlink:href="Pictures/10000201000003AF00000212CE51F9BDD9FF76D3.png" xlink:type="simple" xlink:show="embed" xlink:actuate="onLoad" draw:mime-type="image/png"/>
      </draw:frame>
      <draw:frame presentation:style-name="image-blue-title" draw:layer="backgroundobjects" svg:width="8.887cm" svg:height="2.54cm" svg:x="17.774cm" svg:y="1.777cm" presentation:class="title" presentation:placeholder="true">
        <draw:text-box/>
      </draw:frame>
      <draw:frame presentation:style-name="image-blue-outline1" draw:layer="backgroundobjects" svg:width="10.157cm" svg:height="9.143cm" svg:x="16.504cm" svg:y="4.571cm" presentation:class="outline" presentation:placeholder="true">
        <draw:text-box/>
      </draw:frame>
      <draw:frame presentation:style-name="Mpr17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7800005D1F0DA472220834B267.svg" xlink:type="simple" xlink:show="embed" xlink:actuate="onLoad" draw:mime-type="image/svg+xml">
          <text:p/>
        </draw:image>
        <draw:image xlink:href="Pictures/10000201000003AF000002122562666026B8A348.png" xlink:type="simple" xlink:show="embed" xlink:actuate="onLoad" draw:mime-type="image/png"/>
      </draw:frame>
      <draw:frame presentation:style-name="image-cyan-title" draw:layer="backgroundobjects" svg:width="8.887cm" svg:height="2.54cm" svg:x="17.774cm" svg:y="1.777cm" presentation:class="title" presentation:placeholder="true">
        <draw:text-box/>
      </draw:frame>
      <draw:frame presentation:style-name="image-cyan-outline1" draw:layer="backgroundobjects" svg:width="10.157cm" svg:height="9.133cm" svg:x="16.504cm" svg:y="4.571cm" presentation:class="outline" presentation:placeholder="true">
        <draw:text-box/>
      </draw:frame>
      <draw:frame presentation:style-name="Mpr17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AB190FC80C477AAC.svg" xlink:type="simple" xlink:show="embed" xlink:actuate="onLoad" draw:mime-type="image/svg+xml">
          <text:p/>
        </draw:image>
        <draw:image xlink:href="Pictures/10000201000003AF000002129A32212B8FA371BB.png" xlink:type="simple" xlink:show="embed" xlink:actuate="onLoad" draw:mime-type="image/png"/>
      </draw:frame>
      <draw:frame presentation:style-name="image-deep-orange-title" draw:layer="backgroundobjects" svg:width="8.887cm" svg:height="2.54cm" svg:x="17.774cm" svg:y="1.777cm" presentation:class="title" presentation:placeholder="true">
        <draw:text-box/>
      </draw:frame>
      <draw:frame presentation:style-name="image-deep-orange-outline1" draw:layer="backgroundobjects" svg:width="10.157cm" svg:height="9.133cm" svg:x="16.504cm" svg:y="4.571cm" presentation:class="outline" presentation:placeholder="true">
        <draw:text-box/>
      </draw:frame>
      <draw:frame presentation:style-name="Mpr18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A1F87616D7C008E3.svg" xlink:type="simple" xlink:show="embed" xlink:actuate="onLoad" draw:mime-type="image/svg+xml">
          <text:p/>
        </draw:image>
        <draw:image xlink:href="Pictures/10000201000003AF000002127B62471C4629AE2D.png" xlink:type="simple" xlink:show="embed" xlink:actuate="onLoad" draw:mime-type="image/png"/>
      </draw:frame>
      <draw:frame presentation:style-name="image-deep-purple-title" draw:layer="backgroundobjects" svg:width="8.887cm" svg:height="2.54cm" svg:x="17.774cm" svg:y="1.777cm" presentation:class="title" presentation:placeholder="true">
        <draw:text-box/>
      </draw:frame>
      <draw:frame presentation:style-name="image-deep-purple-outline1" draw:layer="backgroundobjects" svg:width="10.157cm" svg:height="9.133cm" svg:x="16.504cm" svg:y="4.571cm" presentation:class="outline" presentation:placeholder="true">
        <draw:text-box/>
      </draw:frame>
      <draw:frame presentation:style-name="Mpr18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40000A57800005D1F3F6AB4CC8C9102C4.svg" xlink:type="simple" xlink:show="embed" xlink:actuate="onLoad" draw:mime-type="image/svg+xml">
          <text:p/>
        </draw:image>
        <draw:image xlink:href="Pictures/10000201000003AF00000212348FBE9810B45651.png" xlink:type="simple" xlink:show="embed" xlink:actuate="onLoad" draw:mime-type="image/png"/>
      </draw:frame>
      <draw:frame presentation:style-name="image-green-title" draw:layer="backgroundobjects" svg:width="8.887cm" svg:height="2.54cm" svg:x="17.774cm" svg:y="1.777cm" presentation:class="title" presentation:placeholder="true">
        <draw:text-box/>
      </draw:frame>
      <draw:frame presentation:style-name="image-green-outline1" draw:layer="backgroundobjects" svg:width="10.157cm" svg:height="9.133cm" svg:x="16.504cm" svg:y="4.571cm" presentation:class="outline" presentation:placeholder="true">
        <draw:text-box/>
      </draw:frame>
      <draw:frame presentation:style-name="Mpr18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7800005D1FF8781196D11EB4BC.svg" xlink:type="simple" xlink:show="embed" xlink:actuate="onLoad" draw:mime-type="image/svg+xml">
          <text:p/>
        </draw:image>
        <draw:image xlink:href="Pictures/10000201000003AF00000212BB617C1C65F65EE8.png" xlink:type="simple" xlink:show="embed" xlink:actuate="onLoad" draw:mime-type="image/png"/>
      </draw:frame>
      <draw:frame presentation:style-name="image-indigo-title" draw:layer="backgroundobjects" svg:width="8.887cm" svg:height="2.54cm" svg:x="17.774cm" svg:y="1.777cm" presentation:class="title" presentation:placeholder="true">
        <draw:text-box/>
      </draw:frame>
      <draw:frame presentation:style-name="image-indigo-outline1" draw:layer="backgroundobjects" svg:width="10.157cm" svg:height="9.133cm" svg:x="16.504cm" svg:y="4.571cm" presentation:class="outline" presentation:placeholder="true">
        <draw:text-box/>
      </draw:frame>
      <draw:frame presentation:style-name="Mpr19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14FC847D5EB5267E.svg" xlink:type="simple" xlink:show="embed" xlink:actuate="onLoad" draw:mime-type="image/svg+xml">
          <text:p/>
        </draw:image>
        <draw:image xlink:href="Pictures/10000201000003AF00000212ED18FC822AB6E42E.png" xlink:type="simple" xlink:show="embed" xlink:actuate="onLoad" draw:mime-type="image/png"/>
      </draw:frame>
      <draw:frame presentation:style-name="image-light-blue-title" draw:layer="backgroundobjects" svg:width="8.887cm" svg:height="2.54cm" svg:x="17.774cm" svg:y="1.777cm" presentation:class="title" presentation:placeholder="true">
        <draw:text-box/>
      </draw:frame>
      <draw:frame presentation:style-name="image-light-blue-outline1" draw:layer="backgroundobjects" svg:width="10.157cm" svg:height="9.133cm" svg:x="16.504cm" svg:y="4.571cm" presentation:class="outline" presentation:placeholder="true">
        <draw:text-box/>
      </draw:frame>
      <draw:frame presentation:style-name="Mpr19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1CB8D9F8EABE29B5.svg" xlink:type="simple" xlink:show="embed" xlink:actuate="onLoad" draw:mime-type="image/svg+xml">
          <text:p/>
        </draw:image>
        <draw:image xlink:href="Pictures/10000201000003AF0000021282573364B3F6ED92.png" xlink:type="simple" xlink:show="embed" xlink:actuate="onLoad" draw:mime-type="image/png"/>
      </draw:frame>
      <draw:frame presentation:style-name="image-light-green-title" draw:layer="backgroundobjects" svg:width="8.887cm" svg:height="2.54cm" svg:x="17.774cm" svg:y="1.777cm" presentation:class="title" presentation:placeholder="true">
        <draw:text-box/>
      </draw:frame>
      <draw:frame presentation:style-name="image-light-green-outline1" draw:layer="backgroundobjects" svg:width="10.157cm" svg:height="9.133cm" svg:x="16.504cm" svg:y="4.571cm" presentation:class="outline" presentation:placeholder="true">
        <draw:text-box/>
      </draw:frame>
      <draw:frame presentation:style-name="Mpr19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8F0000A55D00005D051B7222FDDDA30DD9.svg" xlink:type="simple" xlink:show="embed" xlink:actuate="onLoad" draw:mime-type="image/svg+xml">
          <text:p/>
        </draw:image>
        <draw:image xlink:href="Pictures/10000201000003AF00000212C86C1137688A08D3.png" xlink:type="simple" xlink:show="embed" xlink:actuate="onLoad" draw:mime-type="image/png"/>
      </draw:frame>
      <draw:frame presentation:style-name="image-lime-title" draw:layer="backgroundobjects" svg:width="8.887cm" svg:height="2.539cm" svg:x="17.774cm" svg:y="1.779cm" presentation:class="title" presentation:placeholder="true">
        <draw:text-box/>
      </draw:frame>
      <draw:frame presentation:style-name="image-lime-outline1" draw:layer="backgroundobjects" svg:width="10.157cm" svg:height="9.133cm" svg:x="16.504cm" svg:y="4.571cm" presentation:class="outline" presentation:placeholder="true">
        <draw:text-box/>
      </draw:frame>
      <draw:frame presentation:style-name="Mpr19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33338856E36C154F.svg" xlink:type="simple" xlink:show="embed" xlink:actuate="onLoad" draw:mime-type="image/svg+xml">
          <text:p/>
        </draw:image>
        <draw:image xlink:href="Pictures/10000201000003AF000002122378024149DE1749.png" xlink:type="simple" xlink:show="embed" xlink:actuate="onLoad" draw:mime-type="image/png"/>
      </draw:frame>
      <draw:frame presentation:style-name="image-orange-title" draw:layer="backgroundobjects" svg:width="8.887cm" svg:height="2.54cm" svg:x="17.774cm" svg:y="1.777cm" presentation:class="title" presentation:placeholder="true">
        <draw:text-box/>
      </draw:frame>
      <draw:frame presentation:style-name="image-orange-outline1" draw:layer="backgroundobjects" svg:width="10.157cm" svg:height="9.133cm" svg:x="16.504cm" svg:y="4.571cm" presentation:class="outline" presentation:placeholder="true">
        <draw:text-box/>
      </draw:frame>
      <draw:frame presentation:style-name="Mpr20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70000A57800005D1FF9D78428E4A66F0F.svg" xlink:type="simple" xlink:show="embed" xlink:actuate="onLoad" draw:mime-type="image/svg+xml">
          <text:p/>
        </draw:image>
        <draw:image xlink:href="Pictures/10000201000003AF000002124851A0013EEAB700.png" xlink:type="simple" xlink:show="embed" xlink:actuate="onLoad" draw:mime-type="image/png"/>
      </draw:frame>
      <draw:frame presentation:style-name="image-pink-title" draw:layer="backgroundobjects" svg:width="8.887cm" svg:height="2.54cm" svg:x="17.774cm" svg:y="1.777cm" presentation:class="title" presentation:placeholder="true">
        <draw:text-box/>
      </draw:frame>
      <draw:frame presentation:style-name="image-pink-outline1" draw:layer="backgroundobjects" svg:width="10.157cm" svg:height="9.133cm" svg:x="16.504cm" svg:y="4.571cm" presentation:class="outline" presentation:placeholder="true">
        <draw:text-box/>
      </draw:frame>
      <draw:frame presentation:style-name="Mpr20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80000A57800005D1F1D9C9C55689F84FD.svg" xlink:type="simple" xlink:show="embed" xlink:actuate="onLoad" draw:mime-type="image/svg+xml">
          <text:p/>
        </draw:image>
        <draw:image xlink:href="Pictures/10000201000003AF000002127953225D39875881.png" xlink:type="simple" xlink:show="embed" xlink:actuate="onLoad" draw:mime-type="image/png"/>
      </draw:frame>
      <draw:frame presentation:style-name="image-purple-title" draw:layer="backgroundobjects" svg:width="8.887cm" svg:height="2.54cm" svg:x="17.774cm" svg:y="1.777cm" presentation:class="title" presentation:placeholder="true">
        <draw:text-box/>
      </draw:frame>
      <draw:frame presentation:style-name="image-purple-outline1" draw:layer="backgroundobjects" svg:width="10.157cm" svg:height="9.133cm" svg:x="16.504cm" svg:y="4.571cm" presentation:class="outline" presentation:placeholder="true">
        <draw:text-box/>
      </draw:frame>
      <draw:frame presentation:style-name="Mpr20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5AFB2F4A9F45B439.svg" xlink:type="simple" xlink:show="embed" xlink:actuate="onLoad" draw:mime-type="image/svg+xml">
          <text:p/>
        </draw:image>
        <draw:image xlink:href="Pictures/10000201000003AF000002126D220807AB19FD0A.png" xlink:type="simple" xlink:show="embed" xlink:actuate="onLoad" draw:mime-type="image/png"/>
      </draw:frame>
      <draw:frame presentation:style-name="image-red-title" draw:layer="backgroundobjects" svg:width="8.887cm" svg:height="2.54cm" svg:x="17.774cm" svg:y="1.777cm" presentation:class="title" presentation:placeholder="true">
        <draw:text-box/>
      </draw:frame>
      <draw:frame presentation:style-name="image-red-outline1" draw:layer="backgroundobjects" svg:width="10.157cm" svg:height="9.133cm" svg:x="16.504cm" svg:y="4.571cm" presentation:class="outline" presentation:placeholder="true">
        <draw:text-box/>
      </draw:frame>
      <draw:frame presentation:style-name="Mpr21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A0000A57800005D1F1CDFAE3031912BD9.svg" xlink:type="simple" xlink:show="embed" xlink:actuate="onLoad" draw:mime-type="image/svg+xml">
          <text:p/>
        </draw:image>
        <draw:image xlink:href="Pictures/10000201000003AF000002122EE45C3DB88F4E7B.png" xlink:type="simple" xlink:show="embed" xlink:actuate="onLoad" draw:mime-type="image/png"/>
      </draw:frame>
      <draw:frame presentation:style-name="image-teal-title" draw:layer="backgroundobjects" svg:width="8.887cm" svg:height="2.54cm" svg:x="17.774cm" svg:y="1.777cm" presentation:class="title" presentation:placeholder="true">
        <draw:text-box/>
      </draw:frame>
      <draw:frame presentation:style-name="image-teal-outline1" draw:layer="backgroundobjects" svg:width="10.157cm" svg:height="9.133cm" svg:x="16.504cm" svg:y="4.571cm" presentation:class="outline" presentation:placeholder="true">
        <draw:text-box/>
      </draw:frame>
      <draw:frame presentation:style-name="Mpr21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80000A57800005D1F5E7CE81C0B5F82E3.svg" xlink:type="simple" xlink:show="embed" xlink:actuate="onLoad" draw:mime-type="image/svg+xml">
          <text:p/>
        </draw:image>
        <draw:image xlink:href="Pictures/10000201000003AF0000021287623A41441CF3D0.png" xlink:type="simple" xlink:show="embed" xlink:actuate="onLoad" draw:mime-type="image/png"/>
      </draw:frame>
      <draw:frame presentation:style-name="image-yellow-title" draw:layer="backgroundobjects" svg:width="8.887cm" svg:height="2.54cm" svg:x="17.774cm" svg:y="1.777cm" presentation:class="title" presentation:placeholder="true">
        <draw:text-box/>
      </draw:frame>
      <draw:frame presentation:style-name="image-yellow-outline1" draw:layer="backgroundobjects" svg:width="10.157cm" svg:height="9.133cm" svg:x="16.504cm" svg:y="4.571cm" presentation:class="outline" presentation:placeholder="true">
        <draw:text-box/>
      </draw:frame>
      <draw:frame presentation:style-name="Mpr21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A894A78CF40AD77A.svg" xlink:type="simple" xlink:show="embed" xlink:actuate="onLoad" draw:mime-type="image/svg+xml">
          <text:p/>
        </draw:image>
        <draw:image xlink:href="Pictures/10000201000003AF00000212104C6D7DE080C8C3.png" xlink:type="simple" xlink:show="embed" xlink:actuate="onLoad" draw:mime-type="image/png"/>
      </draw:frame>
      <draw:frame presentation:style-name="image-blue-grey-title" draw:layer="backgroundobjects" svg:width="8.887cm" svg:height="2.54cm" svg:x="17.774cm" svg:y="1.777cm" presentation:class="title" presentation:placeholder="true">
        <draw:text-box/>
      </draw:frame>
      <draw:frame presentation:style-name="image-blue-grey-outline1" draw:layer="backgroundobjects" svg:width="10.157cm" svg:height="9.133cm" svg:x="16.504cm" svg:y="4.571cm" presentation:class="outline" presentation:placeholder="true">
        <draw:text-box/>
      </draw:frame>
      <draw:frame presentation:style-name="Mpr22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0B9C9D4A96173B9F.svg" xlink:type="simple" xlink:show="embed" xlink:actuate="onLoad" draw:mime-type="image/svg+xml">
          <text:p/>
        </draw:image>
        <draw:image xlink:href="Pictures/10000201000003AF0000021273A03903BE4CA89B.png" xlink:type="simple" xlink:show="embed" xlink:actuate="onLoad" draw:mime-type="image/png"/>
      </draw:frame>
      <draw:frame presentation:style-name="image-brown-title" draw:layer="backgroundobjects" svg:width="8.887cm" svg:height="2.54cm" svg:x="17.774cm" svg:y="1.777cm" presentation:class="title" presentation:placeholder="true">
        <draw:text-box/>
      </draw:frame>
      <draw:frame presentation:style-name="image-brown-outline1" draw:layer="backgroundobjects" svg:width="10.157cm" svg:height="9.133cm" svg:x="16.504cm" svg:y="4.571cm" presentation:class="outline" presentation:placeholder="true">
        <draw:text-box/>
      </draw:frame>
      <draw:frame presentation:style-name="Mpr22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68040DC6D66EF144.svg" xlink:type="simple" xlink:show="embed" xlink:actuate="onLoad" draw:mime-type="image/svg+xml">
          <text:p/>
        </draw:image>
        <draw:image xlink:href="Pictures/10000201000003AF00000212031C65C463D7F8EB.png" xlink:type="simple" xlink:show="embed" xlink:actuate="onLoad" draw:mime-type="image/png"/>
      </draw:frame>
      <draw:frame presentation:style-name="image-grey-title" draw:layer="backgroundobjects" svg:width="8.887cm" svg:height="2.54cm" svg:x="17.774cm" svg:y="1.777cm" presentation:class="title" presentation:placeholder="true">
        <draw:text-box/>
      </draw:frame>
      <draw:frame presentation:style-name="image-grey-outline1" draw:layer="backgroundobjects" svg:width="10.157cm" svg:height="9.133cm" svg:x="16.504cm" svg:y="4.571cm" presentation:class="outline" presentation:placeholder="true">
        <draw:text-box/>
      </draw:frame>
      <draw:frame presentation:style-name="Mpr22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42:52.331774101</meta:creation-date>
    <meta:generator>LibreOffice/7.0.3.1$Linux_X86_64 LibreOffice_project/00$Build-1</meta:generator>
    <meta:editing-cycles>3</meta:editing-cycles>
    <meta:editing-duration>PT5M49S</meta:editing-duration>
    <dc:description>A modern classic template. Classic theme style with modernize with material color.

Inspired by Hervy QA: The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template-candyclone</dc:title>
    <meta:keyword>Material Color</meta:keyword>
    <meta:keyword>Modern Classic</meta:keyword>
    <dc:date>2021-01-26T20:00:23.200991354</dc:date>
    <meta:document-statistic meta:object-count="963"/>
  </office:meta>
</office:document-meta>
</file>